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mePurchase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8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style-name="ce4" office:value-type="string" calcext:value-type="string">
            <text:p>CSC 5 Home Calculator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table:number-columns-repeated="3"/>
          <table:table-cell table:style-name="ce5" office:value-type="currency" office:currency="USD" office:value="350000" calcext:value-type="currency">
            <text:p>$350,000.00</text:p>
          </table:table-cell>
          <table:table-cell table:style-name="ce1" office:value-type="string" calcext:value-type="string">
            <text:p><text:s/>= Purchase Price $’s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6" office:value-type="percentage" office:value="0.2" calcext:value-type="percentage">
            <text:p>20.00%</text:p>
          </table:table-cell>
          <table:table-cell table:style-name="ce1" office:value-type="string" calcext:value-type="string">
            <text:p><text:s/>= %Down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5" table:formula="of:=[.D5]*(1-[.D6])" office:value-type="currency" office:currency="USD" office:value="280000" calcext:value-type="currency">
            <text:p>$280,000.00</text:p>
          </table:table-cell>
          <table:table-cell table:style-name="ce1" office:value-type="string" calcext:value-type="string">
            <text:p><text:s/>= Loan Amount $’s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6" office:value-type="percentage" office:value="0.05" calcext:value-type="percentage">
            <text:p>5.00%</text:p>
          </table:table-cell>
          <table:table-cell table:style-name="ce1" office:value-type="string" calcext:value-type="string">
            <text:p><text:s/>= Interest Rate %/Yr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5" office:value-type="currency" office:currency="USD" office:value="1503.11" calcext:value-type="currency">
            <text:p>$1,503.11</text:p>
          </table:table-cell>
          <table:table-cell table:style-name="ce1" office:value-type="string" calcext:value-type="string">
            <text:p><text:s/>= Monthly Payment $’s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5" table:formula="of:=[.D378]" office:value-type="currency" office:currency="USD" office:value="-7.86947645595251" calcext:value-type="currency">
            <text:p>-$7.87</text:p>
          </table:table-cell>
          <table:table-cell table:style-name="ce1" office:value-type="string" calcext:value-type="string">
            <text:p><text:s/>= Balloon Payment $’s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5" table:formula="of:=[.D9]+[.D10]" office:value-type="currency" office:currency="USD" office:value="1495.24052354405" calcext:value-type="currency">
            <text:p>$1,495.24</text:p>
          </table:table-cell>
          <table:table-cell table:style-name="ce1" office:value-type="string" calcext:value-type="string">
            <text:p><text:s/>= Last Payment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5" table:formula="of:=[.D9]*359+[.D11]" office:value-type="currency" office:currency="USD" office:value="541111.730523544" calcext:value-type="currency">
            <text:p>$541,111.73</text:p>
          </table:table-cell>
          <table:table-cell table:style-name="ce1" office:value-type="string" calcext:value-type="string">
            <text:p><text:s/>= Total Paid for the Loan $’s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3"/>
          <table:table-cell table:style-name="ce5" table:formula="of:=[.D12]+[.D5]*[.D6]" office:value-type="currency" office:currency="USD" office:value="611111.730523544" calcext:value-type="currency">
            <text:p>$611,111.73</text:p>
          </table:table-cell>
          <table:table-cell table:style-name="ce1" office:value-type="string" calcext:value-type="string">
            <text:p><text:s/>= Total Paid for the Home $’s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8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eg of Month</text:p>
          </table:table-cell>
          <table:table-cell table:number-columns-repeated="2" table:style-name="ce1" office:value-type="string" calcext:value-type="string">
            <text:p>End of Month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Number of</text:p>
          </table:table-cell>
          <table:table-cell table:style-name="ce2" office:value-type="string" calcext:value-type="string">
            <text:p>Loan 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Monthly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Months</text:p>
          </table:table-cell>
          <table:table-cell table:style-name="ce2" office:value-type="string" calcext:value-type="string">
            <text:p>Amount</text:p>
          </table:table-cell>
          <table:table-cell table:style-name="ce1" office:value-type="string" calcext:value-type="string">
            <text:p>Accrued</text:p>
          </table:table-cell>
          <table:table-cell table:style-name="ce1" office:value-type="string" calcext:value-type="string">
            <text:p>Payment</text:p>
          </table:table-cell>
          <table:table-cell table:style-name="ce1" table:number-columns-repeated="2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D7]" office:value-type="currency" office:currency="USD" office:value="280000" calcext:value-type="currency">
            <text:p>$280,000.00</text:p>
          </table:table-cell>
          <table:table-cell table:formula="of:=[.D18]*[.$D$8]/12" office:value-type="currency" office:currency="USD" office:value="1166.66666666667" calcext:value-type="currency">
            <text:p>$1,166.6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D18]+[.E18]-[.F18]" office:value-type="currency" office:currency="USD" office:value="279663.556666667" calcext:value-type="currency">
            <text:p>$279,663.56</text:p>
          </table:table-cell>
          <table:table-cell table:formula="of:=[.D19]*[.$D$8]/12" office:value-type="currency" office:currency="USD" office:value="1165.26481944444" calcext:value-type="currency">
            <text:p>$1,165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.D19]+[.E19]-[.F19]" office:value-type="currency" office:currency="USD" office:value="279325.711486111" calcext:value-type="currency">
            <text:p>$279,325.71</text:p>
          </table:table-cell>
          <table:table-cell table:formula="of:=[.D20]*[.$D$8]/12" office:value-type="currency" office:currency="USD" office:value="1163.85713119213" calcext:value-type="currency">
            <text:p>$1,163.8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D20]+[.E20]-[.F20]" office:value-type="currency" office:currency="USD" office:value="278986.458617303" calcext:value-type="currency">
            <text:p>$278,986.46</text:p>
          </table:table-cell>
          <table:table-cell table:formula="of:=[.D21]*[.$D$8]/12" office:value-type="currency" office:currency="USD" office:value="1162.4435775721" calcext:value-type="currency">
            <text:p>$1,162.4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.D21]+[.E21]-[.F21]" office:value-type="currency" office:currency="USD" office:value="278645.792194875" calcext:value-type="currency">
            <text:p>$278,645.79</text:p>
          </table:table-cell>
          <table:table-cell table:formula="of:=[.D22]*[.$D$8]/12" office:value-type="currency" office:currency="USD" office:value="1161.02413414531" calcext:value-type="currency">
            <text:p>$1,161.0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.D22]+[.E22]-[.F22]" office:value-type="currency" office:currency="USD" office:value="278303.706329021" calcext:value-type="currency">
            <text:p>$278,303.71</text:p>
          </table:table-cell>
          <table:table-cell table:formula="of:=[.D23]*[.$D$8]/12" office:value-type="currency" office:currency="USD" office:value="1159.59877637092" calcext:value-type="currency">
            <text:p>$1,159.6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.D23]+[.E23]-[.F23]" office:value-type="currency" office:currency="USD" office:value="277960.195105392" calcext:value-type="currency">
            <text:p>$277,960.20</text:p>
          </table:table-cell>
          <table:table-cell table:formula="of:=[.D24]*[.$D$8]/12" office:value-type="currency" office:currency="USD" office:value="1158.1674796058" calcext:value-type="currency">
            <text:p>$1,158.1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.D24]+[.E24]-[.F24]" office:value-type="currency" office:currency="USD" office:value="277615.252584997" calcext:value-type="currency">
            <text:p>$277,615.25</text:p>
          </table:table-cell>
          <table:table-cell table:formula="of:=[.D25]*[.$D$8]/12" office:value-type="currency" office:currency="USD" office:value="1156.73021910416" calcext:value-type="currency">
            <text:p>$1,156.7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D25]+[.E25]-[.F25]" office:value-type="currency" office:currency="USD" office:value="277268.872804102" calcext:value-type="currency">
            <text:p>$277,268.87</text:p>
          </table:table-cell>
          <table:table-cell table:formula="of:=[.D26]*[.$D$8]/12" office:value-type="currency" office:currency="USD" office:value="1155.28697001709" calcext:value-type="currency">
            <text:p>$1,155.2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.D26]+[.E26]-[.F26]" office:value-type="currency" office:currency="USD" office:value="276921.049774119" calcext:value-type="currency">
            <text:p>$276,921.05</text:p>
          </table:table-cell>
          <table:table-cell table:formula="of:=[.D27]*[.$D$8]/12" office:value-type="currency" office:currency="USD" office:value="1153.83770739216" calcext:value-type="currency">
            <text:p>$1,153.8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.D27]+[.E27]-[.F27]" office:value-type="currency" office:currency="USD" office:value="276571.777481511" calcext:value-type="currency">
            <text:p>$276,571.78</text:p>
          </table:table-cell>
          <table:table-cell table:formula="of:=[.D28]*[.$D$8]/12" office:value-type="currency" office:currency="USD" office:value="1152.38240617296" calcext:value-type="currency">
            <text:p>$1,152.3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.D28]+[.E28]-[.F28]" office:value-type="currency" office:currency="USD" office:value="276221.049887684" calcext:value-type="currency">
            <text:p>$276,221.05</text:p>
          </table:table-cell>
          <table:table-cell table:formula="of:=[.D29]*[.$D$8]/12" office:value-type="currency" office:currency="USD" office:value="1150.92104119868" calcext:value-type="currency">
            <text:p>$1,150.9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.D29]+[.E29]-[.F29]" office:value-type="currency" office:currency="USD" office:value="275868.860928883" calcext:value-type="currency">
            <text:p>$275,868.86</text:p>
          </table:table-cell>
          <table:table-cell table:formula="of:=[.D30]*[.$D$8]/12" office:value-type="currency" office:currency="USD" office:value="1149.45358720368" calcext:value-type="currency">
            <text:p>$1,149.4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.D30]+[.E30]-[.F30]" office:value-type="currency" office:currency="USD" office:value="275515.204516086" calcext:value-type="currency">
            <text:p>$275,515.20</text:p>
          </table:table-cell>
          <table:table-cell table:formula="of:=[.D31]*[.$D$8]/12" office:value-type="currency" office:currency="USD" office:value="1147.98001881703" calcext:value-type="currency">
            <text:p>$1,147.9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.D31]+[.E31]-[.F31]" office:value-type="currency" office:currency="USD" office:value="275160.074534903" calcext:value-type="currency">
            <text:p>$275,160.07</text:p>
          </table:table-cell>
          <table:table-cell table:formula="of:=[.D32]*[.$D$8]/12" office:value-type="currency" office:currency="USD" office:value="1146.5003105621" calcext:value-type="currency">
            <text:p>$1,146.5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.D32]+[.E32]-[.F32]" office:value-type="currency" office:currency="USD" office:value="274803.464845465" calcext:value-type="currency">
            <text:p>$274,803.46</text:p>
          </table:table-cell>
          <table:table-cell table:formula="of:=[.D33]*[.$D$8]/12" office:value-type="currency" office:currency="USD" office:value="1145.01443685611" calcext:value-type="currency">
            <text:p>$1,145.0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D33]+[.E33]-[.F33]" office:value-type="currency" office:currency="USD" office:value="274445.369282322" calcext:value-type="currency">
            <text:p>$274,445.37</text:p>
          </table:table-cell>
          <table:table-cell table:formula="of:=[.D34]*[.$D$8]/12" office:value-type="currency" office:currency="USD" office:value="1143.52237200967" calcext:value-type="currency">
            <text:p>$1,143.5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.D34]+[.E34]-[.F34]" office:value-type="currency" office:currency="USD" office:value="274085.781654331" calcext:value-type="currency">
            <text:p>$274,085.78</text:p>
          </table:table-cell>
          <table:table-cell table:formula="of:=[.D35]*[.$D$8]/12" office:value-type="currency" office:currency="USD" office:value="1142.02409022638" calcext:value-type="currency">
            <text:p>$1,142.0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D35]+[.E35]-[.F35]" office:value-type="currency" office:currency="USD" office:value="273724.695744558" calcext:value-type="currency">
            <text:p>$273,724.70</text:p>
          </table:table-cell>
          <table:table-cell table:formula="of:=[.D36]*[.$D$8]/12" office:value-type="currency" office:currency="USD" office:value="1140.51956560232" calcext:value-type="currency">
            <text:p>$1,140.5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.D36]+[.E36]-[.F36]" office:value-type="currency" office:currency="USD" office:value="273362.10531016" calcext:value-type="currency">
            <text:p>$273,362.11</text:p>
          </table:table-cell>
          <table:table-cell table:formula="of:=[.D37]*[.$D$8]/12" office:value-type="currency" office:currency="USD" office:value="1139.00877212567" calcext:value-type="currency">
            <text:p>$1,139.0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.D37]+[.E37]-[.F37]" office:value-type="currency" office:currency="USD" office:value="272998.004082286" calcext:value-type="currency">
            <text:p>$272,998.00</text:p>
          </table:table-cell>
          <table:table-cell table:formula="of:=[.D38]*[.$D$8]/12" office:value-type="currency" office:currency="USD" office:value="1137.49168367619" calcext:value-type="currency">
            <text:p>$1,137.4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.D38]+[.E38]-[.F38]" office:value-type="currency" office:currency="USD" office:value="272632.385765962" calcext:value-type="currency">
            <text:p>$272,632.39</text:p>
          </table:table-cell>
          <table:table-cell table:formula="of:=[.D39]*[.$D$8]/12" office:value-type="currency" office:currency="USD" office:value="1135.96827402484" calcext:value-type="currency">
            <text:p>$1,135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.D39]+[.E39]-[.F39]" office:value-type="currency" office:currency="USD" office:value="272265.244039987" calcext:value-type="currency">
            <text:p>$272,265.24</text:p>
          </table:table-cell>
          <table:table-cell table:formula="of:=[.D40]*[.$D$8]/12" office:value-type="currency" office:currency="USD" office:value="1134.43851683328" calcext:value-type="currency">
            <text:p>$1,134.4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[.D40]+[.E40]-[.F40]" office:value-type="currency" office:currency="USD" office:value="271896.57255682" calcext:value-type="currency">
            <text:p>$271,896.57</text:p>
          </table:table-cell>
          <table:table-cell table:formula="of:=[.D41]*[.$D$8]/12" office:value-type="currency" office:currency="USD" office:value="1132.90238565342" calcext:value-type="currency">
            <text:p>$1,132.9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[.D41]+[.E41]-[.F41]" office:value-type="currency" office:currency="USD" office:value="271526.364942473" calcext:value-type="currency">
            <text:p>$271,526.36</text:p>
          </table:table-cell>
          <table:table-cell table:formula="of:=[.D42]*[.$D$8]/12" office:value-type="currency" office:currency="USD" office:value="1131.35985392697" calcext:value-type="currency">
            <text:p>$1,131.3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[.D42]+[.E42]-[.F42]" office:value-type="currency" office:currency="USD" office:value="271154.6147964" calcext:value-type="currency">
            <text:p>$271,154.61</text:p>
          </table:table-cell>
          <table:table-cell table:formula="of:=[.D43]*[.$D$8]/12" office:value-type="currency" office:currency="USD" office:value="1129.810894985" calcext:value-type="currency">
            <text:p>$1,129.8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[.D43]+[.E43]-[.F43]" office:value-type="currency" office:currency="USD" office:value="270781.315691385" calcext:value-type="currency">
            <text:p>$270,781.32</text:p>
          </table:table-cell>
          <table:table-cell table:formula="of:=[.D44]*[.$D$8]/12" office:value-type="currency" office:currency="USD" office:value="1128.25548204744" calcext:value-type="currency">
            <text:p>$1,128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[.D44]+[.E44]-[.F44]" office:value-type="currency" office:currency="USD" office:value="270406.461173433" calcext:value-type="currency">
            <text:p>$270,406.46</text:p>
          </table:table-cell>
          <table:table-cell table:formula="of:=[.D45]*[.$D$8]/12" office:value-type="currency" office:currency="USD" office:value="1126.69358822264" calcext:value-type="currency">
            <text:p>$1,126.6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[.D45]+[.E45]-[.F45]" office:value-type="currency" office:currency="USD" office:value="270030.044761655" calcext:value-type="currency">
            <text:p>$270,030.04</text:p>
          </table:table-cell>
          <table:table-cell table:formula="of:=[.D46]*[.$D$8]/12" office:value-type="currency" office:currency="USD" office:value="1125.1251865069" calcext:value-type="currency">
            <text:p>$1,125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[.D46]+[.E46]-[.F46]" office:value-type="currency" office:currency="USD" office:value="269652.059948162" calcext:value-type="currency">
            <text:p>$269,652.06</text:p>
          </table:table-cell>
          <table:table-cell table:formula="of:=[.D47]*[.$D$8]/12" office:value-type="currency" office:currency="USD" office:value="1123.55024978401" calcext:value-type="currency">
            <text:p>$1,123.5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[.D47]+[.E47]-[.F47]" office:value-type="currency" office:currency="USD" office:value="269272.500197946" calcext:value-type="currency">
            <text:p>$269,272.50</text:p>
          </table:table-cell>
          <table:table-cell table:formula="of:=[.D48]*[.$D$8]/12" office:value-type="currency" office:currency="USD" office:value="1121.96875082478" calcext:value-type="currency">
            <text:p>$1,121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[.D48]+[.E48]-[.F48]" office:value-type="currency" office:currency="USD" office:value="268891.358948771" calcext:value-type="currency">
            <text:p>$268,891.36</text:p>
          </table:table-cell>
          <table:table-cell table:formula="of:=[.D49]*[.$D$8]/12" office:value-type="currency" office:currency="USD" office:value="1120.38066228655" calcext:value-type="currency">
            <text:p>$1,120.3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[.D49]+[.E49]-[.F49]" office:value-type="currency" office:currency="USD" office:value="268508.629611058" calcext:value-type="currency">
            <text:p>$268,508.63</text:p>
          </table:table-cell>
          <table:table-cell table:formula="of:=[.D50]*[.$D$8]/12" office:value-type="currency" office:currency="USD" office:value="1118.78595671274" calcext:value-type="currency">
            <text:p>$1,118.7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[.D50]+[.E50]-[.F50]" office:value-type="currency" office:currency="USD" office:value="268124.305567771" calcext:value-type="currency">
            <text:p>$268,124.31</text:p>
          </table:table-cell>
          <table:table-cell table:formula="of:=[.D51]*[.$D$8]/12" office:value-type="currency" office:currency="USD" office:value="1117.18460653238" calcext:value-type="currency">
            <text:p>$1,117.1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[.D51]+[.E51]-[.F51]" office:value-type="currency" office:currency="USD" office:value="267738.380174303" calcext:value-type="currency">
            <text:p>$267,738.38</text:p>
          </table:table-cell>
          <table:table-cell table:formula="of:=[.D52]*[.$D$8]/12" office:value-type="currency" office:currency="USD" office:value="1115.5765840596" calcext:value-type="currency">
            <text:p>$1,115.5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[.D52]+[.E52]-[.F52]" office:value-type="currency" office:currency="USD" office:value="267350.846758363" calcext:value-type="currency">
            <text:p>$267,350.85</text:p>
          </table:table-cell>
          <table:table-cell table:formula="of:=[.D53]*[.$D$8]/12" office:value-type="currency" office:currency="USD" office:value="1113.96186149318" calcext:value-type="currency">
            <text:p>$1,113.9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D53]+[.E53]-[.F53]" office:value-type="currency" office:currency="USD" office:value="266961.698619856" calcext:value-type="currency">
            <text:p>$266,961.70</text:p>
          </table:table-cell>
          <table:table-cell table:formula="of:=[.D54]*[.$D$8]/12" office:value-type="currency" office:currency="USD" office:value="1112.34041091607" calcext:value-type="currency">
            <text:p>$1,112.3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[.D54]+[.E54]-[.F54]" office:value-type="currency" office:currency="USD" office:value="266570.929030772" calcext:value-type="currency">
            <text:p>$266,570.93</text:p>
          </table:table-cell>
          <table:table-cell table:formula="of:=[.D55]*[.$D$8]/12" office:value-type="currency" office:currency="USD" office:value="1110.71220429488" calcext:value-type="currency">
            <text:p>$1,110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[.D55]+[.E55]-[.F55]" office:value-type="currency" office:currency="USD" office:value="266178.531235067" calcext:value-type="currency">
            <text:p>$266,178.53</text:p>
          </table:table-cell>
          <table:table-cell table:formula="of:=[.D56]*[.$D$8]/12" office:value-type="currency" office:currency="USD" office:value="1109.07721347944" calcext:value-type="currency">
            <text:p>$1,109.0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[.D56]+[.E56]-[.F56]" office:value-type="currency" office:currency="USD" office:value="265784.498448546" calcext:value-type="currency">
            <text:p>$265,784.50</text:p>
          </table:table-cell>
          <table:table-cell table:formula="of:=[.D57]*[.$D$8]/12" office:value-type="currency" office:currency="USD" office:value="1107.43541020228" calcext:value-type="currency">
            <text:p>$1,107.4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[.D57]+[.E57]-[.F57]" office:value-type="currency" office:currency="USD" office:value="265388.823858748" calcext:value-type="currency">
            <text:p>$265,388.82</text:p>
          </table:table-cell>
          <table:table-cell table:formula="of:=[.D58]*[.$D$8]/12" office:value-type="currency" office:currency="USD" office:value="1105.78676607812" calcext:value-type="currency">
            <text:p>$1,105.7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[.D58]+[.E58]-[.F58]" office:value-type="currency" office:currency="USD" office:value="264991.500624827" calcext:value-type="currency">
            <text:p>$264,991.50</text:p>
          </table:table-cell>
          <table:table-cell table:formula="of:=[.D59]*[.$D$8]/12" office:value-type="currency" office:currency="USD" office:value="1104.13125260344" calcext:value-type="currency">
            <text:p>$1,104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[.D59]+[.E59]-[.F59]" office:value-type="currency" office:currency="USD" office:value="264592.52187743" calcext:value-type="currency">
            <text:p>$264,592.52</text:p>
          </table:table-cell>
          <table:table-cell table:formula="of:=[.D60]*[.$D$8]/12" office:value-type="currency" office:currency="USD" office:value="1102.46884115596" calcext:value-type="currency">
            <text:p>$1,102.4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[.D60]+[.E60]-[.F60]" office:value-type="currency" office:currency="USD" office:value="264191.880718586" calcext:value-type="currency">
            <text:p>$264,191.88</text:p>
          </table:table-cell>
          <table:table-cell table:formula="of:=[.D61]*[.$D$8]/12" office:value-type="currency" office:currency="USD" office:value="1100.79950299411" calcext:value-type="currency">
            <text:p>$1,100.8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[.D61]+[.E61]-[.F61]" office:value-type="currency" office:currency="USD" office:value="263789.57022158" calcext:value-type="currency">
            <text:p>$263,789.57</text:p>
          </table:table-cell>
          <table:table-cell table:formula="of:=[.D62]*[.$D$8]/12" office:value-type="currency" office:currency="USD" office:value="1099.12320925658" calcext:value-type="currency">
            <text:p>$1,099.1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[.D62]+[.E62]-[.F62]" office:value-type="currency" office:currency="USD" office:value="263385.583430837" calcext:value-type="currency">
            <text:p>$263,385.58</text:p>
          </table:table-cell>
          <table:table-cell table:formula="of:=[.D63]*[.$D$8]/12" office:value-type="currency" office:currency="USD" office:value="1097.43993096182" calcext:value-type="currency">
            <text:p>$1,097.4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[.D63]+[.E63]-[.F63]" office:value-type="currency" office:currency="USD" office:value="262979.913361798" calcext:value-type="currency">
            <text:p>$262,979.91</text:p>
          </table:table-cell>
          <table:table-cell table:formula="of:=[.D64]*[.$D$8]/12" office:value-type="currency" office:currency="USD" office:value="1095.74963900749" calcext:value-type="currency">
            <text:p>$1,095.7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[.D64]+[.E64]-[.F64]" office:value-type="currency" office:currency="USD" office:value="262572.553000806" calcext:value-type="currency">
            <text:p>$262,572.55</text:p>
          </table:table-cell>
          <table:table-cell table:formula="of:=[.D65]*[.$D$8]/12" office:value-type="currency" office:currency="USD" office:value="1094.05230417002" calcext:value-type="currency">
            <text:p>$1,094.0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[.D65]+[.E65]-[.F65]" office:value-type="currency" office:currency="USD" office:value="262163.495304976" calcext:value-type="currency">
            <text:p>$262,163.50</text:p>
          </table:table-cell>
          <table:table-cell table:formula="of:=[.D66]*[.$D$8]/12" office:value-type="currency" office:currency="USD" office:value="1092.34789710407" calcext:value-type="currency">
            <text:p>$1,092.3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[.D66]+[.E66]-[.F66]" office:value-type="currency" office:currency="USD" office:value="261752.73320208" calcext:value-type="currency">
            <text:p>$261,752.73</text:p>
          </table:table-cell>
          <table:table-cell table:formula="of:=[.D67]*[.$D$8]/12" office:value-type="currency" office:currency="USD" office:value="1090.636388342" calcext:value-type="currency">
            <text:p>$1,090.6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[.D67]+[.E67]-[.F67]" office:value-type="currency" office:currency="USD" office:value="261340.259590422" calcext:value-type="currency">
            <text:p>$261,340.26</text:p>
          </table:table-cell>
          <table:table-cell table:formula="of:=[.D68]*[.$D$8]/12" office:value-type="currency" office:currency="USD" office:value="1088.91774829343" calcext:value-type="currency">
            <text:p>$1,088.9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[.D68]+[.E68]-[.F68]" office:value-type="currency" office:currency="USD" office:value="260926.067338716" calcext:value-type="currency">
            <text:p>$260,926.07</text:p>
          </table:table-cell>
          <table:table-cell table:formula="of:=[.D69]*[.$D$8]/12" office:value-type="currency" office:currency="USD" office:value="1087.19194724465" calcext:value-type="currency">
            <text:p>$1,087.1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[.D69]+[.E69]-[.F69]" office:value-type="currency" office:currency="USD" office:value="260510.14928596" calcext:value-type="currency">
            <text:p>$260,510.15</text:p>
          </table:table-cell>
          <table:table-cell table:formula="of:=[.D70]*[.$D$8]/12" office:value-type="currency" office:currency="USD" office:value="1085.45895535817" calcext:value-type="currency">
            <text:p>$1,085.4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[.D70]+[.E70]-[.F70]" office:value-type="currency" office:currency="USD" office:value="260092.498241318" calcext:value-type="currency">
            <text:p>$260,092.50</text:p>
          </table:table-cell>
          <table:table-cell table:formula="of:=[.D71]*[.$D$8]/12" office:value-type="currency" office:currency="USD" office:value="1083.71874267216" calcext:value-type="currency">
            <text:p>$1,083.7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[.D71]+[.E71]-[.F71]" office:value-type="currency" office:currency="USD" office:value="259673.106983991" calcext:value-type="currency">
            <text:p>$259,673.11</text:p>
          </table:table-cell>
          <table:table-cell table:formula="of:=[.D72]*[.$D$8]/12" office:value-type="currency" office:currency="USD" office:value="1081.97127909996" calcext:value-type="currency">
            <text:p>$1,081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[.D72]+[.E72]-[.F72]" office:value-type="currency" office:currency="USD" office:value="259251.968263091" calcext:value-type="currency">
            <text:p>$259,251.97</text:p>
          </table:table-cell>
          <table:table-cell table:formula="of:=[.D73]*[.$D$8]/12" office:value-type="currency" office:currency="USD" office:value="1080.21653442954" calcext:value-type="currency">
            <text:p>$1,080.2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[.D73]+[.E73]-[.F73]" office:value-type="currency" office:currency="USD" office:value="258829.07479752" calcext:value-type="currency">
            <text:p>$258,829.07</text:p>
          </table:table-cell>
          <table:table-cell table:formula="of:=[.D74]*[.$D$8]/12" office:value-type="currency" office:currency="USD" office:value="1078.454478323" calcext:value-type="currency">
            <text:p>$1,078.4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[.D74]+[.E74]-[.F74]" office:value-type="currency" office:currency="USD" office:value="258404.419275843" calcext:value-type="currency">
            <text:p>$258,404.42</text:p>
          </table:table-cell>
          <table:table-cell table:formula="of:=[.D75]*[.$D$8]/12" office:value-type="currency" office:currency="USD" office:value="1076.68508031601" calcext:value-type="currency">
            <text:p>$1,076.6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[.D75]+[.E75]-[.F75]" office:value-type="currency" office:currency="USD" office:value="257977.994356159" calcext:value-type="currency">
            <text:p>$257,977.99</text:p>
          </table:table-cell>
          <table:table-cell table:formula="of:=[.D76]*[.$D$8]/12" office:value-type="currency" office:currency="USD" office:value="1074.90830981733" calcext:value-type="currency">
            <text:p>$1,074.9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[.D76]+[.E76]-[.F76]" office:value-type="currency" office:currency="USD" office:value="257549.792665976" calcext:value-type="currency">
            <text:p>$257,549.79</text:p>
          </table:table-cell>
          <table:table-cell table:formula="of:=[.D77]*[.$D$8]/12" office:value-type="currency" office:currency="USD" office:value="1073.12413610824" calcext:value-type="currency">
            <text:p>$1,073.1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[.D77]+[.E77]-[.F77]" office:value-type="currency" office:currency="USD" office:value="257119.806802085" calcext:value-type="currency">
            <text:p>$257,119.81</text:p>
          </table:table-cell>
          <table:table-cell table:formula="of:=[.D78]*[.$D$8]/12" office:value-type="currency" office:currency="USD" office:value="1071.33252834202" calcext:value-type="currency">
            <text:p>$1,071.3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[.D78]+[.E78]-[.F78]" office:value-type="currency" office:currency="USD" office:value="256688.029330427" calcext:value-type="currency">
            <text:p>$256,688.03</text:p>
          </table:table-cell>
          <table:table-cell table:formula="of:=[.D79]*[.$D$8]/12" office:value-type="currency" office:currency="USD" office:value="1069.53345554344" calcext:value-type="currency">
            <text:p>$1,069.5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[.D79]+[.E79]-[.F79]" office:value-type="currency" office:currency="USD" office:value="256254.45278597" calcext:value-type="currency">
            <text:p>$256,254.45</text:p>
          </table:table-cell>
          <table:table-cell table:formula="of:=[.D80]*[.$D$8]/12" office:value-type="currency" office:currency="USD" office:value="1067.72688660821" calcext:value-type="currency">
            <text:p>$1,067.7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[.D80]+[.E80]-[.F80]" office:value-type="currency" office:currency="USD" office:value="255819.069672578" calcext:value-type="currency">
            <text:p>$255,819.07</text:p>
          </table:table-cell>
          <table:table-cell table:formula="of:=[.D81]*[.$D$8]/12" office:value-type="currency" office:currency="USD" office:value="1065.91279030241" calcext:value-type="currency">
            <text:p>$1,065.9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[.D81]+[.E81]-[.F81]" office:value-type="currency" office:currency="USD" office:value="255381.872462881" calcext:value-type="currency">
            <text:p>$255,381.87</text:p>
          </table:table-cell>
          <table:table-cell table:formula="of:=[.D82]*[.$D$8]/12" office:value-type="currency" office:currency="USD" office:value="1064.091135262" calcext:value-type="currency">
            <text:p>$1,064.0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D82]+[.E82]-[.F82]" office:value-type="currency" office:currency="USD" office:value="254942.853598143" calcext:value-type="currency">
            <text:p>$254,942.85</text:p>
          </table:table-cell>
          <table:table-cell table:formula="of:=[.D83]*[.$D$8]/12" office:value-type="currency" office:currency="USD" office:value="1062.26188999226" calcext:value-type="currency">
            <text:p>$1,062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D83]+[.E83]-[.F83]" office:value-type="currency" office:currency="USD" office:value="254502.005488135" calcext:value-type="currency">
            <text:p>$254,502.01</text:p>
          </table:table-cell>
          <table:table-cell table:formula="of:=[.D84]*[.$D$8]/12" office:value-type="currency" office:currency="USD" office:value="1060.42502286723" calcext:value-type="currency">
            <text:p>$1,060.4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D84]+[.E84]-[.F84]" office:value-type="currency" office:currency="USD" office:value="254059.320511002" calcext:value-type="currency">
            <text:p>$254,059.32</text:p>
          </table:table-cell>
          <table:table-cell table:formula="of:=[.D85]*[.$D$8]/12" office:value-type="currency" office:currency="USD" office:value="1058.58050212918" calcext:value-type="currency">
            <text:p>$1,058.5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D85]+[.E85]-[.F85]" office:value-type="currency" office:currency="USD" office:value="253614.791013132" calcext:value-type="currency">
            <text:p>$253,614.79</text:p>
          </table:table-cell>
          <table:table-cell table:formula="of:=[.D86]*[.$D$8]/12" office:value-type="currency" office:currency="USD" office:value="1056.72829588805" calcext:value-type="currency">
            <text:p>$1,056.7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D86]+[.E86]-[.F86]" office:value-type="currency" office:currency="USD" office:value="253168.40930902" calcext:value-type="currency">
            <text:p>$253,168.41</text:p>
          </table:table-cell>
          <table:table-cell table:formula="of:=[.D87]*[.$D$8]/12" office:value-type="currency" office:currency="USD" office:value="1054.86837212092" calcext:value-type="currency">
            <text:p>$1,054.8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D87]+[.E87]-[.F87]" office:value-type="currency" office:currency="USD" office:value="252720.167681141" calcext:value-type="currency">
            <text:p>$252,720.17</text:p>
          </table:table-cell>
          <table:table-cell table:formula="of:=[.D88]*[.$D$8]/12" office:value-type="currency" office:currency="USD" office:value="1053.00069867142" calcext:value-type="currency">
            <text:p>$1,053.0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D88]+[.E88]-[.F88]" office:value-type="currency" office:currency="USD" office:value="252270.058379812" calcext:value-type="currency">
            <text:p>$252,270.06</text:p>
          </table:table-cell>
          <table:table-cell table:formula="of:=[.D89]*[.$D$8]/12" office:value-type="currency" office:currency="USD" office:value="1051.12524324922" calcext:value-type="currency">
            <text:p>$1,051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D89]+[.E89]-[.F89]" office:value-type="currency" office:currency="USD" office:value="251818.073623061" calcext:value-type="currency">
            <text:p>$251,818.07</text:p>
          </table:table-cell>
          <table:table-cell table:formula="of:=[.D90]*[.$D$8]/12" office:value-type="currency" office:currency="USD" office:value="1049.24197342942" calcext:value-type="currency">
            <text:p>$1,049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D90]+[.E90]-[.F90]" office:value-type="currency" office:currency="USD" office:value="251364.205596491" calcext:value-type="currency">
            <text:p>$251,364.21</text:p>
          </table:table-cell>
          <table:table-cell table:formula="of:=[.D91]*[.$D$8]/12" office:value-type="currency" office:currency="USD" office:value="1047.35085665204" calcext:value-type="currency">
            <text:p>$1,047.3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D91]+[.E91]-[.F91]" office:value-type="currency" office:currency="USD" office:value="250908.446453143" calcext:value-type="currency">
            <text:p>$250,908.45</text:p>
          </table:table-cell>
          <table:table-cell table:formula="of:=[.D92]*[.$D$8]/12" office:value-type="currency" office:currency="USD" office:value="1045.45186022143" calcext:value-type="currency">
            <text:p>$1,045.4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D92]+[.E92]-[.F92]" office:value-type="currency" office:currency="USD" office:value="250450.788313364" calcext:value-type="currency">
            <text:p>$250,450.79</text:p>
          </table:table-cell>
          <table:table-cell table:formula="of:=[.D93]*[.$D$8]/12" office:value-type="currency" office:currency="USD" office:value="1043.54495130568" calcext:value-type="currency">
            <text:p>$1,043.5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[.D93]+[.E93]-[.F93]" office:value-type="currency" office:currency="USD" office:value="249991.22326467" calcext:value-type="currency">
            <text:p>$249,991.22</text:p>
          </table:table-cell>
          <table:table-cell table:formula="of:=[.D94]*[.$D$8]/12" office:value-type="currency" office:currency="USD" office:value="1041.63009693612" calcext:value-type="currency">
            <text:p>$1,041.6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[.D94]+[.E94]-[.F94]" office:value-type="currency" office:currency="USD" office:value="249529.743361606" calcext:value-type="currency">
            <text:p>$249,529.74</text:p>
          </table:table-cell>
          <table:table-cell table:formula="of:=[.D95]*[.$D$8]/12" office:value-type="currency" office:currency="USD" office:value="1039.70726400669" calcext:value-type="currency">
            <text:p>$1,039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[.D95]+[.E95]-[.F95]" office:value-type="currency" office:currency="USD" office:value="249066.340625613" calcext:value-type="currency">
            <text:p>$249,066.34</text:p>
          </table:table-cell>
          <table:table-cell table:formula="of:=[.D96]*[.$D$8]/12" office:value-type="currency" office:currency="USD" office:value="1037.77641927339" calcext:value-type="currency">
            <text:p>$1,037.7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D96]+[.E96]-[.F96]" office:value-type="currency" office:currency="USD" office:value="248601.007044886" calcext:value-type="currency">
            <text:p>$248,601.01</text:p>
          </table:table-cell>
          <table:table-cell table:formula="of:=[.D97]*[.$D$8]/12" office:value-type="currency" office:currency="USD" office:value="1035.83752935369" calcext:value-type="currency">
            <text:p>$1,035.8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[.D97]+[.E97]-[.F97]" office:value-type="currency" office:currency="USD" office:value="248133.73457424" calcext:value-type="currency">
            <text:p>$248,133.73</text:p>
          </table:table-cell>
          <table:table-cell table:formula="of:=[.D98]*[.$D$8]/12" office:value-type="currency" office:currency="USD" office:value="1033.890560726" calcext:value-type="currency">
            <text:p>$1,033.8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[.D98]+[.E98]-[.F98]" office:value-type="currency" office:currency="USD" office:value="247664.515134966" calcext:value-type="currency">
            <text:p>$247,664.52</text:p>
          </table:table-cell>
          <table:table-cell table:formula="of:=[.D99]*[.$D$8]/12" office:value-type="currency" office:currency="USD" office:value="1031.93547972902" calcext:value-type="currency">
            <text:p>$1,031.9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[.D99]+[.E99]-[.F99]" office:value-type="currency" office:currency="USD" office:value="247193.340614695" calcext:value-type="currency">
            <text:p>$247,193.34</text:p>
          </table:table-cell>
          <table:table-cell table:formula="of:=[.D100]*[.$D$8]/12" office:value-type="currency" office:currency="USD" office:value="1029.97225256123" calcext:value-type="currency">
            <text:p>$1,029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D100]+[.E100]-[.F100]" office:value-type="currency" office:currency="USD" office:value="246720.202867256" calcext:value-type="currency">
            <text:p>$246,720.20</text:p>
          </table:table-cell>
          <table:table-cell table:formula="of:=[.D101]*[.$D$8]/12" office:value-type="currency" office:currency="USD" office:value="1028.00084528023" calcext:value-type="currency">
            <text:p>$1,028.0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101]+[.E101]-[.F101]" office:value-type="currency" office:currency="USD" office:value="246245.093712536" calcext:value-type="currency">
            <text:p>$246,245.09</text:p>
          </table:table-cell>
          <table:table-cell table:formula="of:=[.D102]*[.$D$8]/12" office:value-type="currency" office:currency="USD" office:value="1026.02122380224" calcext:value-type="currency">
            <text:p>$1,026.0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D102]+[.E102]-[.F102]" office:value-type="currency" office:currency="USD" office:value="245768.004936339" calcext:value-type="currency">
            <text:p>$245,768.00</text:p>
          </table:table-cell>
          <table:table-cell table:formula="of:=[.D103]*[.$D$8]/12" office:value-type="currency" office:currency="USD" office:value="1024.03335390141" calcext:value-type="currency">
            <text:p>$1,024.0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[.D103]+[.E103]-[.F103]" office:value-type="currency" office:currency="USD" office:value="245288.92829024" calcext:value-type="currency">
            <text:p>$245,288.93</text:p>
          </table:table-cell>
          <table:table-cell table:formula="of:=[.D104]*[.$D$8]/12" office:value-type="currency" office:currency="USD" office:value="1022.03720120933" calcext:value-type="currency">
            <text:p>$1,022.0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[.D104]+[.E104]-[.F104]" office:value-type="currency" office:currency="USD" office:value="244807.855491449" calcext:value-type="currency">
            <text:p>$244,807.86</text:p>
          </table:table-cell>
          <table:table-cell table:formula="of:=[.D105]*[.$D$8]/12" office:value-type="currency" office:currency="USD" office:value="1020.03273121437" calcext:value-type="currency">
            <text:p>$1,020.0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D105]+[.E105]-[.F105]" office:value-type="currency" office:currency="USD" office:value="244324.778222664" calcext:value-type="currency">
            <text:p>$244,324.78</text:p>
          </table:table-cell>
          <table:table-cell table:formula="of:=[.D106]*[.$D$8]/12" office:value-type="currency" office:currency="USD" office:value="1018.0199092611" calcext:value-type="currency">
            <text:p>$1,018.0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D106]+[.E106]-[.F106]" office:value-type="currency" office:currency="USD" office:value="243839.688131925" calcext:value-type="currency">
            <text:p>$243,839.69</text:p>
          </table:table-cell>
          <table:table-cell table:formula="of:=[.D107]*[.$D$8]/12" office:value-type="currency" office:currency="USD" office:value="1015.99870054969" calcext:value-type="currency">
            <text:p>$1,016.0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D107]+[.E107]-[.F107]" office:value-type="currency" office:currency="USD" office:value="243352.576832475" calcext:value-type="currency">
            <text:p>$243,352.58</text:p>
          </table:table-cell>
          <table:table-cell table:formula="of:=[.D108]*[.$D$8]/12" office:value-type="currency" office:currency="USD" office:value="1013.96907013531" calcext:value-type="currency">
            <text:p>$1,013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[.D108]+[.E108]-[.F108]" office:value-type="currency" office:currency="USD" office:value="242863.43590261" calcext:value-type="currency">
            <text:p>$242,863.44</text:p>
          </table:table-cell>
          <table:table-cell table:formula="of:=[.D109]*[.$D$8]/12" office:value-type="currency" office:currency="USD" office:value="1011.93098292754" calcext:value-type="currency">
            <text:p>$1,011.9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[.D109]+[.E109]-[.F109]" office:value-type="currency" office:currency="USD" office:value="242372.256885537" calcext:value-type="currency">
            <text:p>$242,372.26</text:p>
          </table:table-cell>
          <table:table-cell table:formula="of:=[.D110]*[.$D$8]/12" office:value-type="currency" office:currency="USD" office:value="1009.88440368974" calcext:value-type="currency">
            <text:p>$1,009.8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[.D110]+[.E110]-[.F110]" office:value-type="currency" office:currency="USD" office:value="241879.031289227" calcext:value-type="currency">
            <text:p>$241,879.03</text:p>
          </table:table-cell>
          <table:table-cell table:formula="of:=[.D111]*[.$D$8]/12" office:value-type="currency" office:currency="USD" office:value="1007.82929703845" calcext:value-type="currency">
            <text:p>$1,007.8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[.D111]+[.E111]-[.F111]" office:value-type="currency" office:currency="USD" office:value="241383.750586266" calcext:value-type="currency">
            <text:p>$241,383.75</text:p>
          </table:table-cell>
          <table:table-cell table:formula="of:=[.D112]*[.$D$8]/12" office:value-type="currency" office:currency="USD" office:value="1005.76562744277" calcext:value-type="currency">
            <text:p>$1,005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D112]+[.E112]-[.F112]" office:value-type="currency" office:currency="USD" office:value="240886.406213708" calcext:value-type="currency">
            <text:p>$240,886.41</text:p>
          </table:table-cell>
          <table:table-cell table:formula="of:=[.D113]*[.$D$8]/12" office:value-type="currency" office:currency="USD" office:value="1003.69335922379" calcext:value-type="currency">
            <text:p>$1,003.6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[.D113]+[.E113]-[.F113]" office:value-type="currency" office:currency="USD" office:value="240386.989572932" calcext:value-type="currency">
            <text:p>$240,386.99</text:p>
          </table:table-cell>
          <table:table-cell table:formula="of:=[.D114]*[.$D$8]/12" office:value-type="currency" office:currency="USD" office:value="1001.61245655388" calcext:value-type="currency">
            <text:p>$1,001.6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[.D114]+[.E114]-[.F114]" office:value-type="currency" office:currency="USD" office:value="239885.492029486" calcext:value-type="currency">
            <text:p>$239,885.49</text:p>
          </table:table-cell>
          <table:table-cell table:formula="of:=[.D115]*[.$D$8]/12" office:value-type="currency" office:currency="USD" office:value="999.522883456192" calcext:value-type="currency">
            <text:p>$999.5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D115]+[.E115]-[.F115]" office:value-type="currency" office:currency="USD" office:value="239381.904912942" calcext:value-type="currency">
            <text:p>$239,381.90</text:p>
          </table:table-cell>
          <table:table-cell table:formula="of:=[.D116]*[.$D$8]/12" office:value-type="currency" office:currency="USD" office:value="997.424603803927" calcext:value-type="currency">
            <text:p>$997.4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D116]+[.E116]-[.F116]" office:value-type="currency" office:currency="USD" office:value="238876.219516746" calcext:value-type="currency">
            <text:p>$238,876.22</text:p>
          </table:table-cell>
          <table:table-cell table:formula="of:=[.D117]*[.$D$8]/12" office:value-type="currency" office:currency="USD" office:value="995.317581319776" calcext:value-type="currency">
            <text:p>$995.3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D117]+[.E117]-[.F117]" office:value-type="currency" office:currency="USD" office:value="238368.427098066" calcext:value-type="currency">
            <text:p>$238,368.43</text:p>
          </table:table-cell>
          <table:table-cell table:formula="of:=[.D118]*[.$D$8]/12" office:value-type="currency" office:currency="USD" office:value="993.201779575275" calcext:value-type="currency">
            <text:p>$993.2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D118]+[.E118]-[.F118]" office:value-type="currency" office:currency="USD" office:value="237858.518877641" calcext:value-type="currency">
            <text:p>$237,858.52</text:p>
          </table:table-cell>
          <table:table-cell table:formula="of:=[.D119]*[.$D$8]/12" office:value-type="currency" office:currency="USD" office:value="991.077161990172" calcext:value-type="currency">
            <text:p>$991.0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D119]+[.E119]-[.F119]" office:value-type="currency" office:currency="USD" office:value="237346.486039632" calcext:value-type="currency">
            <text:p>$237,346.49</text:p>
          </table:table-cell>
          <table:table-cell table:formula="of:=[.D120]*[.$D$8]/12" office:value-type="currency" office:currency="USD" office:value="988.943691831798" calcext:value-type="currency">
            <text:p>$988.9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D120]+[.E120]-[.F120]" office:value-type="currency" office:currency="USD" office:value="236832.319731463" calcext:value-type="currency">
            <text:p>$236,832.32</text:p>
          </table:table-cell>
          <table:table-cell table:formula="of:=[.D121]*[.$D$8]/12" office:value-type="currency" office:currency="USD" office:value="986.801332214431" calcext:value-type="currency">
            <text:p>$986.8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D121]+[.E121]-[.F121]" office:value-type="currency" office:currency="USD" office:value="236316.011063678" calcext:value-type="currency">
            <text:p>$236,316.01</text:p>
          </table:table-cell>
          <table:table-cell table:formula="of:=[.D122]*[.$D$8]/12" office:value-type="currency" office:currency="USD" office:value="984.650046098658" calcext:value-type="currency">
            <text:p>$984.6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D122]+[.E122]-[.F122]" office:value-type="currency" office:currency="USD" office:value="235797.551109776" calcext:value-type="currency">
            <text:p>$235,797.55</text:p>
          </table:table-cell>
          <table:table-cell table:formula="of:=[.D123]*[.$D$8]/12" office:value-type="currency" office:currency="USD" office:value="982.489796290735" calcext:value-type="currency">
            <text:p>$982.4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D123]+[.E123]-[.F123]" office:value-type="currency" office:currency="USD" office:value="235276.930906067" calcext:value-type="currency">
            <text:p>$235,276.93</text:p>
          </table:table-cell>
          <table:table-cell table:formula="of:=[.D124]*[.$D$8]/12" office:value-type="currency" office:currency="USD" office:value="980.320545441947" calcext:value-type="currency">
            <text:p>$980.3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D124]+[.E124]-[.F124]" office:value-type="currency" office:currency="USD" office:value="234754.141451509" calcext:value-type="currency">
            <text:p>$234,754.14</text:p>
          </table:table-cell>
          <table:table-cell table:formula="of:=[.D125]*[.$D$8]/12" office:value-type="currency" office:currency="USD" office:value="978.142256047955" calcext:value-type="currency">
            <text:p>$978.1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D125]+[.E125]-[.F125]" office:value-type="currency" office:currency="USD" office:value="234229.173707557" calcext:value-type="currency">
            <text:p>$234,229.17</text:p>
          </table:table-cell>
          <table:table-cell table:formula="of:=[.D126]*[.$D$8]/12" office:value-type="currency" office:currency="USD" office:value="975.954890448155" calcext:value-type="currency">
            <text:p>$975.9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[.D126]+[.E126]-[.F126]" office:value-type="currency" office:currency="USD" office:value="233702.018598005" calcext:value-type="currency">
            <text:p>$233,702.02</text:p>
          </table:table-cell>
          <table:table-cell table:formula="of:=[.D127]*[.$D$8]/12" office:value-type="currency" office:currency="USD" office:value="973.758410825022" calcext:value-type="currency">
            <text:p>$973.7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[.D127]+[.E127]-[.F127]" office:value-type="currency" office:currency="USD" office:value="233172.66700883" calcext:value-type="currency">
            <text:p>$233,172.67</text:p>
          </table:table-cell>
          <table:table-cell table:formula="of:=[.D128]*[.$D$8]/12" office:value-type="currency" office:currency="USD" office:value="971.55277920346" calcext:value-type="currency">
            <text:p>$971.5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[.D128]+[.E128]-[.F128]" office:value-type="currency" office:currency="USD" office:value="232641.109788034" calcext:value-type="currency">
            <text:p>$232,641.11</text:p>
          </table:table-cell>
          <table:table-cell table:formula="of:=[.D129]*[.$D$8]/12" office:value-type="currency" office:currency="USD" office:value="969.337957450141" calcext:value-type="currency">
            <text:p>$969.3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[.D129]+[.E129]-[.F129]" office:value-type="currency" office:currency="USD" office:value="232107.337745484" calcext:value-type="currency">
            <text:p>$232,107.34</text:p>
          </table:table-cell>
          <table:table-cell table:formula="of:=[.D130]*[.$D$8]/12" office:value-type="currency" office:currency="USD" office:value="967.11390727285" calcext:value-type="currency">
            <text:p>$967.1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[.D130]+[.E130]-[.F130]" office:value-type="currency" office:currency="USD" office:value="231571.341652757" calcext:value-type="currency">
            <text:p>$231,571.34</text:p>
          </table:table-cell>
          <table:table-cell table:formula="of:=[.D131]*[.$D$8]/12" office:value-type="currency" office:currency="USD" office:value="964.88059021982" calcext:value-type="currency">
            <text:p>$964.8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[.D131]+[.E131]-[.F131]" office:value-type="currency" office:currency="USD" office:value="231033.112242977" calcext:value-type="currency">
            <text:p>$231,033.11</text:p>
          </table:table-cell>
          <table:table-cell table:formula="of:=[.D132]*[.$D$8]/12" office:value-type="currency" office:currency="USD" office:value="962.637967679069" calcext:value-type="currency">
            <text:p>$962.6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[.D132]+[.E132]-[.F132]" office:value-type="currency" office:currency="USD" office:value="230492.640210656" calcext:value-type="currency">
            <text:p>$230,492.64</text:p>
          </table:table-cell>
          <table:table-cell table:formula="of:=[.D133]*[.$D$8]/12" office:value-type="currency" office:currency="USD" office:value="960.386000877732" calcext:value-type="currency">
            <text:p>$960.3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[.D133]+[.E133]-[.F133]" office:value-type="currency" office:currency="USD" office:value="229949.916211533" calcext:value-type="currency">
            <text:p>$229,949.92</text:p>
          </table:table-cell>
          <table:table-cell table:formula="of:=[.D134]*[.$D$8]/12" office:value-type="currency" office:currency="USD" office:value="958.12465088139" calcext:value-type="currency">
            <text:p>$958.1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[.D134]+[.E134]-[.F134]" office:value-type="currency" office:currency="USD" office:value="229404.930862415" calcext:value-type="currency">
            <text:p>$229,404.93</text:p>
          </table:table-cell>
          <table:table-cell table:formula="of:=[.D135]*[.$D$8]/12" office:value-type="currency" office:currency="USD" office:value="955.853878593396" calcext:value-type="currency">
            <text:p>$955.8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[.D135]+[.E135]-[.F135]" office:value-type="currency" office:currency="USD" office:value="228857.674741008" calcext:value-type="currency">
            <text:p>$228,857.67</text:p>
          </table:table-cell>
          <table:table-cell table:formula="of:=[.D136]*[.$D$8]/12" office:value-type="currency" office:currency="USD" office:value="953.573644754201" calcext:value-type="currency">
            <text:p>$953.5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[.D136]+[.E136]-[.F136]" office:value-type="currency" office:currency="USD" office:value="228308.138385763" calcext:value-type="currency">
            <text:p>$228,308.14</text:p>
          </table:table-cell>
          <table:table-cell table:formula="of:=[.D137]*[.$D$8]/12" office:value-type="currency" office:currency="USD" office:value="951.283909940677" calcext:value-type="currency">
            <text:p>$951.2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[.D137]+[.E137]-[.F137]" office:value-type="currency" office:currency="USD" office:value="227756.312295703" calcext:value-type="currency">
            <text:p>$227,756.31</text:p>
          </table:table-cell>
          <table:table-cell table:formula="of:=[.D138]*[.$D$8]/12" office:value-type="currency" office:currency="USD" office:value="948.98463456543" calcext:value-type="currency">
            <text:p>$948.9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[.D138]+[.E138]-[.F138]" office:value-type="currency" office:currency="USD" office:value="227202.186930269" calcext:value-type="currency">
            <text:p>$227,202.19</text:p>
          </table:table-cell>
          <table:table-cell table:formula="of:=[.D139]*[.$D$8]/12" office:value-type="currency" office:currency="USD" office:value="946.675778876119" calcext:value-type="currency">
            <text:p>$946.6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[.D139]+[.E139]-[.F139]" office:value-type="currency" office:currency="USD" office:value="226645.752709145" calcext:value-type="currency">
            <text:p>$226,645.75</text:p>
          </table:table-cell>
          <table:table-cell table:formula="of:=[.D140]*[.$D$8]/12" office:value-type="currency" office:currency="USD" office:value="944.35730295477" calcext:value-type="currency">
            <text:p>$944.3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[.D140]+[.E140]-[.F140]" office:value-type="currency" office:currency="USD" office:value="226087.0000121" calcext:value-type="currency">
            <text:p>$226,087.00</text:p>
          </table:table-cell>
          <table:table-cell table:formula="of:=[.D141]*[.$D$8]/12" office:value-type="currency" office:currency="USD" office:value="942.029166717082" calcext:value-type="currency">
            <text:p>$942.0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[.D141]+[.E141]-[.F141]" office:value-type="currency" office:currency="USD" office:value="225525.919178817" calcext:value-type="currency">
            <text:p>$225,525.92</text:p>
          </table:table-cell>
          <table:table-cell table:formula="of:=[.D142]*[.$D$8]/12" office:value-type="currency" office:currency="USD" office:value="939.691329911736" calcext:value-type="currency">
            <text:p>$939.6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[.D142]+[.E142]-[.F142]" office:value-type="currency" office:currency="USD" office:value="224962.500508728" calcext:value-type="currency">
            <text:p>$224,962.50</text:p>
          </table:table-cell>
          <table:table-cell table:formula="of:=[.D143]*[.$D$8]/12" office:value-type="currency" office:currency="USD" office:value="937.343752119702" calcext:value-type="currency">
            <text:p>$937.3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[.D143]+[.E143]-[.F143]" office:value-type="currency" office:currency="USD" office:value="224396.734260848" calcext:value-type="currency">
            <text:p>$224,396.73</text:p>
          </table:table-cell>
          <table:table-cell table:formula="of:=[.D144]*[.$D$8]/12" office:value-type="currency" office:currency="USD" office:value="934.986392753534" calcext:value-type="currency">
            <text:p>$934.9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[.D144]+[.E144]-[.F144]" office:value-type="currency" office:currency="USD" office:value="223828.610653602" calcext:value-type="currency">
            <text:p>$223,828.61</text:p>
          </table:table-cell>
          <table:table-cell table:formula="of:=[.D145]*[.$D$8]/12" office:value-type="currency" office:currency="USD" office:value="932.619211056674" calcext:value-type="currency">
            <text:p>$932.6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[.D145]+[.E145]-[.F145]" office:value-type="currency" office:currency="USD" office:value="223258.119864658" calcext:value-type="currency">
            <text:p>$223,258.12</text:p>
          </table:table-cell>
          <table:table-cell table:formula="of:=[.D146]*[.$D$8]/12" office:value-type="currency" office:currency="USD" office:value="930.242166102743" calcext:value-type="currency">
            <text:p>$930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[.D146]+[.E146]-[.F146]" office:value-type="currency" office:currency="USD" office:value="222685.252030761" calcext:value-type="currency">
            <text:p>$222,685.25</text:p>
          </table:table-cell>
          <table:table-cell table:formula="of:=[.D147]*[.$D$8]/12" office:value-type="currency" office:currency="USD" office:value="927.855216794838" calcext:value-type="currency">
            <text:p>$927.8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D147]+[.E147]-[.F147]" office:value-type="currency" office:currency="USD" office:value="222109.997247556" calcext:value-type="currency">
            <text:p>$222,110.00</text:p>
          </table:table-cell>
          <table:table-cell table:formula="of:=[.D148]*[.$D$8]/12" office:value-type="currency" office:currency="USD" office:value="925.458321864817" calcext:value-type="currency">
            <text:p>$925.4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[.D148]+[.E148]-[.F148]" office:value-type="currency" office:currency="USD" office:value="221532.345569421" calcext:value-type="currency">
            <text:p>$221,532.35</text:p>
          </table:table-cell>
          <table:table-cell table:formula="of:=[.D149]*[.$D$8]/12" office:value-type="currency" office:currency="USD" office:value="923.051439872587" calcext:value-type="currency">
            <text:p>$923.0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[.D149]+[.E149]-[.F149]" office:value-type="currency" office:currency="USD" office:value="220952.287009293" calcext:value-type="currency">
            <text:p>$220,952.29</text:p>
          </table:table-cell>
          <table:table-cell table:formula="of:=[.D150]*[.$D$8]/12" office:value-type="currency" office:currency="USD" office:value="920.634529205389" calcext:value-type="currency">
            <text:p>$920.6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[.D150]+[.E150]-[.F150]" office:value-type="currency" office:currency="USD" office:value="220369.811538499" calcext:value-type="currency">
            <text:p>$220,369.81</text:p>
          </table:table-cell>
          <table:table-cell table:formula="of:=[.D151]*[.$D$8]/12" office:value-type="currency" office:currency="USD" office:value="918.207548077078" calcext:value-type="currency">
            <text:p>$918.2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[.D151]+[.E151]-[.F151]" office:value-type="currency" office:currency="USD" office:value="219784.909086576" calcext:value-type="currency">
            <text:p>$219,784.91</text:p>
          </table:table-cell>
          <table:table-cell table:formula="of:=[.D152]*[.$D$8]/12" office:value-type="currency" office:currency="USD" office:value="915.7704545274" calcext:value-type="currency">
            <text:p>$915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[.D152]+[.E152]-[.F152]" office:value-type="currency" office:currency="USD" office:value="219197.569541103" calcext:value-type="currency">
            <text:p>$219,197.57</text:p>
          </table:table-cell>
          <table:table-cell table:formula="of:=[.D153]*[.$D$8]/12" office:value-type="currency" office:currency="USD" office:value="913.323206421264" calcext:value-type="currency">
            <text:p>$913.3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[.D153]+[.E153]-[.F153]" office:value-type="currency" office:currency="USD" office:value="218607.782747525" calcext:value-type="currency">
            <text:p>$218,607.78</text:p>
          </table:table-cell>
          <table:table-cell table:formula="of:=[.D154]*[.$D$8]/12" office:value-type="currency" office:currency="USD" office:value="910.865761448019" calcext:value-type="currency">
            <text:p>$910.8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[.D154]+[.E154]-[.F154]" office:value-type="currency" office:currency="USD" office:value="218015.538508973" calcext:value-type="currency">
            <text:p>$218,015.54</text:p>
          </table:table-cell>
          <table:table-cell table:formula="of:=[.D155]*[.$D$8]/12" office:value-type="currency" office:currency="USD" office:value="908.398077120719" calcext:value-type="currency">
            <text:p>$908.4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[.D155]+[.E155]-[.F155]" office:value-type="currency" office:currency="USD" office:value="217420.826586093" calcext:value-type="currency">
            <text:p>$217,420.83</text:p>
          </table:table-cell>
          <table:table-cell table:formula="of:=[.D156]*[.$D$8]/12" office:value-type="currency" office:currency="USD" office:value="905.920110775389" calcext:value-type="currency">
            <text:p>$905.9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[.D156]+[.E156]-[.F156]" office:value-type="currency" office:currency="USD" office:value="216823.636696869" calcext:value-type="currency">
            <text:p>$216,823.64</text:p>
          </table:table-cell>
          <table:table-cell table:formula="of:=[.D157]*[.$D$8]/12" office:value-type="currency" office:currency="USD" office:value="903.431819570287" calcext:value-type="currency">
            <text:p>$903.4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[.D157]+[.E157]-[.F157]" office:value-type="currency" office:currency="USD" office:value="216223.958516439" calcext:value-type="currency">
            <text:p>$216,223.96</text:p>
          </table:table-cell>
          <table:table-cell table:formula="of:=[.D158]*[.$D$8]/12" office:value-type="currency" office:currency="USD" office:value="900.933160485163" calcext:value-type="currency">
            <text:p>$900.9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[.D158]+[.E158]-[.F158]" office:value-type="currency" office:currency="USD" office:value="215621.781676924" calcext:value-type="currency">
            <text:p>$215,621.78</text:p>
          </table:table-cell>
          <table:table-cell table:formula="of:=[.D159]*[.$D$8]/12" office:value-type="currency" office:currency="USD" office:value="898.424090320518" calcext:value-type="currency">
            <text:p>$898.4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[.D159]+[.E159]-[.F159]" office:value-type="currency" office:currency="USD" office:value="215017.095767245" calcext:value-type="currency">
            <text:p>$215,017.10</text:p>
          </table:table-cell>
          <table:table-cell table:formula="of:=[.D160]*[.$D$8]/12" office:value-type="currency" office:currency="USD" office:value="895.904565696853" calcext:value-type="currency">
            <text:p>$895.9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[.D160]+[.E160]-[.F160]" office:value-type="currency" office:currency="USD" office:value="214409.890332942" calcext:value-type="currency">
            <text:p>$214,409.89</text:p>
          </table:table-cell>
          <table:table-cell table:formula="of:=[.D161]*[.$D$8]/12" office:value-type="currency" office:currency="USD" office:value="893.374543053923" calcext:value-type="currency">
            <text:p>$893.3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61]+[.E161]-[.F161]" office:value-type="currency" office:currency="USD" office:value="213800.154875996" calcext:value-type="currency">
            <text:p>$213,800.15</text:p>
          </table:table-cell>
          <table:table-cell table:formula="of:=[.D162]*[.$D$8]/12" office:value-type="currency" office:currency="USD" office:value="890.833978649982" calcext:value-type="currency">
            <text:p>$890.8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[.D162]+[.E162]-[.F162]" office:value-type="currency" office:currency="USD" office:value="213187.878854646" calcext:value-type="currency">
            <text:p>$213,187.88</text:p>
          </table:table-cell>
          <table:table-cell table:formula="of:=[.D163]*[.$D$8]/12" office:value-type="currency" office:currency="USD" office:value="888.282828561023" calcext:value-type="currency">
            <text:p>$888.2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[.D163]+[.E163]-[.F163]" office:value-type="currency" office:currency="USD" office:value="212573.051683207" calcext:value-type="currency">
            <text:p>$212,573.05</text:p>
          </table:table-cell>
          <table:table-cell table:formula="of:=[.D164]*[.$D$8]/12" office:value-type="currency" office:currency="USD" office:value="885.721048680028" calcext:value-type="currency">
            <text:p>$885.7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[.D164]+[.E164]-[.F164]" office:value-type="currency" office:currency="USD" office:value="211955.662731887" calcext:value-type="currency">
            <text:p>$211,955.66</text:p>
          </table:table-cell>
          <table:table-cell table:formula="of:=[.D165]*[.$D$8]/12" office:value-type="currency" office:currency="USD" office:value="883.148594716194" calcext:value-type="currency">
            <text:p>$883.1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[.D165]+[.E165]-[.F165]" office:value-type="currency" office:currency="USD" office:value="211335.701326603" calcext:value-type="currency">
            <text:p>$211,335.70</text:p>
          </table:table-cell>
          <table:table-cell table:formula="of:=[.D166]*[.$D$8]/12" office:value-type="currency" office:currency="USD" office:value="880.565422194179" calcext:value-type="currency">
            <text:p>$880.5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[.D166]+[.E166]-[.F166]" office:value-type="currency" office:currency="USD" office:value="210713.156748797" calcext:value-type="currency">
            <text:p>$210,713.16</text:p>
          </table:table-cell>
          <table:table-cell table:formula="of:=[.D167]*[.$D$8]/12" office:value-type="currency" office:currency="USD" office:value="877.971486453321" calcext:value-type="currency">
            <text:p>$877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[.D167]+[.E167]-[.F167]" office:value-type="currency" office:currency="USD" office:value="210088.01823525" calcext:value-type="currency">
            <text:p>$210,088.02</text:p>
          </table:table-cell>
          <table:table-cell table:formula="of:=[.D168]*[.$D$8]/12" office:value-type="currency" office:currency="USD" office:value="875.366742646876" calcext:value-type="currency">
            <text:p>$875.3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[.D168]+[.E168]-[.F168]" office:value-type="currency" office:currency="USD" office:value="209460.274977897" calcext:value-type="currency">
            <text:p>$209,460.27</text:p>
          </table:table-cell>
          <table:table-cell table:formula="of:=[.D169]*[.$D$8]/12" office:value-type="currency" office:currency="USD" office:value="872.751145741239" calcext:value-type="currency">
            <text:p>$872.7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[.D169]+[.E169]-[.F169]" office:value-type="currency" office:currency="USD" office:value="208829.916123638" calcext:value-type="currency">
            <text:p>$208,829.92</text:p>
          </table:table-cell>
          <table:table-cell table:formula="of:=[.D170]*[.$D$8]/12" office:value-type="currency" office:currency="USD" office:value="870.12465051516" calcext:value-type="currency">
            <text:p>$870.1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[.D170]+[.E170]-[.F170]" office:value-type="currency" office:currency="USD" office:value="208196.930774154" calcext:value-type="currency">
            <text:p>$208,196.93</text:p>
          </table:table-cell>
          <table:table-cell table:formula="of:=[.D171]*[.$D$8]/12" office:value-type="currency" office:currency="USD" office:value="867.487211558974" calcext:value-type="currency">
            <text:p>$867.4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[.D171]+[.E171]-[.F171]" office:value-type="currency" office:currency="USD" office:value="207561.307985713" calcext:value-type="currency">
            <text:p>$207,561.31</text:p>
          </table:table-cell>
          <table:table-cell table:formula="of:=[.D172]*[.$D$8]/12" office:value-type="currency" office:currency="USD" office:value="864.838783273803" calcext:value-type="currency">
            <text:p>$864.8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[.D172]+[.E172]-[.F172]" office:value-type="currency" office:currency="USD" office:value="206923.036768986" calcext:value-type="currency">
            <text:p>$206,923.04</text:p>
          </table:table-cell>
          <table:table-cell table:formula="of:=[.D173]*[.$D$8]/12" office:value-type="currency" office:currency="USD" office:value="862.179319870777" calcext:value-type="currency">
            <text:p>$862.1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[.D173]+[.E173]-[.F173]" office:value-type="currency" office:currency="USD" office:value="206282.106088857" calcext:value-type="currency">
            <text:p>$206,282.11</text:p>
          </table:table-cell>
          <table:table-cell table:formula="of:=[.D174]*[.$D$8]/12" office:value-type="currency" office:currency="USD" office:value="859.508775370239" calcext:value-type="currency">
            <text:p>$859.5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[.D174]+[.E174]-[.F174]" office:value-type="currency" office:currency="USD" office:value="205638.504864227" calcext:value-type="currency">
            <text:p>$205,638.50</text:p>
          </table:table-cell>
          <table:table-cell table:formula="of:=[.D175]*[.$D$8]/12" office:value-type="currency" office:currency="USD" office:value="856.827103600948" calcext:value-type="currency">
            <text:p>$856.8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[.D175]+[.E175]-[.F175]" office:value-type="currency" office:currency="USD" office:value="204992.221967828" calcext:value-type="currency">
            <text:p>$204,992.22</text:p>
          </table:table-cell>
          <table:table-cell table:formula="of:=[.D176]*[.$D$8]/12" office:value-type="currency" office:currency="USD" office:value="854.134258199285" calcext:value-type="currency">
            <text:p>$854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[.D176]+[.E176]-[.F176]" office:value-type="currency" office:currency="USD" office:value="204343.246226028" calcext:value-type="currency">
            <text:p>$204,343.25</text:p>
          </table:table-cell>
          <table:table-cell table:formula="of:=[.D177]*[.$D$8]/12" office:value-type="currency" office:currency="USD" office:value="851.430192608449" calcext:value-type="currency">
            <text:p>$851.4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[.D177]+[.E177]-[.F177]" office:value-type="currency" office:currency="USD" office:value="203691.566418636" calcext:value-type="currency">
            <text:p>$203,691.57</text:p>
          </table:table-cell>
          <table:table-cell table:formula="of:=[.D178]*[.$D$8]/12" office:value-type="currency" office:currency="USD" office:value="848.714860077651" calcext:value-type="currency">
            <text:p>$848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[.D178]+[.E178]-[.F178]" office:value-type="currency" office:currency="USD" office:value="203037.171278714" calcext:value-type="currency">
            <text:p>$203,037.17</text:p>
          </table:table-cell>
          <table:table-cell table:formula="of:=[.D179]*[.$D$8]/12" office:value-type="currency" office:currency="USD" office:value="845.988213661308" calcext:value-type="currency">
            <text:p>$845.9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[.D179]+[.E179]-[.F179]" office:value-type="currency" office:currency="USD" office:value="202380.049492375" calcext:value-type="currency">
            <text:p>$202,380.05</text:p>
          </table:table-cell>
          <table:table-cell table:formula="of:=[.D180]*[.$D$8]/12" office:value-type="currency" office:currency="USD" office:value="843.25020621823" calcext:value-type="currency">
            <text:p>$843.2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[.D180]+[.E180]-[.F180]" office:value-type="currency" office:currency="USD" office:value="201720.189698593" calcext:value-type="currency">
            <text:p>$201,720.19</text:p>
          </table:table-cell>
          <table:table-cell table:formula="of:=[.D181]*[.$D$8]/12" office:value-type="currency" office:currency="USD" office:value="840.500790410806" calcext:value-type="currency">
            <text:p>$840.5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[.D181]+[.E181]-[.F181]" office:value-type="currency" office:currency="USD" office:value="201057.580489004" calcext:value-type="currency">
            <text:p>$201,057.58</text:p>
          </table:table-cell>
          <table:table-cell table:formula="of:=[.D182]*[.$D$8]/12" office:value-type="currency" office:currency="USD" office:value="837.739918704184" calcext:value-type="currency">
            <text:p>$837.7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[.D182]+[.E182]-[.F182]" office:value-type="currency" office:currency="USD" office:value="200392.210407708" calcext:value-type="currency">
            <text:p>$200,392.21</text:p>
          </table:table-cell>
          <table:table-cell table:formula="of:=[.D183]*[.$D$8]/12" office:value-type="currency" office:currency="USD" office:value="834.967543365452" calcext:value-type="currency">
            <text:p>$834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[.D183]+[.E183]-[.F183]" office:value-type="currency" office:currency="USD" office:value="199724.067951074" calcext:value-type="currency">
            <text:p>$199,724.07</text:p>
          </table:table-cell>
          <table:table-cell table:formula="of:=[.D184]*[.$D$8]/12" office:value-type="currency" office:currency="USD" office:value="832.183616462808" calcext:value-type="currency">
            <text:p>$832.1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[.D184]+[.E184]-[.F184]" office:value-type="currency" office:currency="USD" office:value="199053.141567537" calcext:value-type="currency">
            <text:p>$199,053.14</text:p>
          </table:table-cell>
          <table:table-cell table:formula="of:=[.D185]*[.$D$8]/12" office:value-type="currency" office:currency="USD" office:value="829.388089864736" calcext:value-type="currency">
            <text:p>$829.3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[.D185]+[.E185]-[.F185]" office:value-type="currency" office:currency="USD" office:value="198379.419657401" calcext:value-type="currency">
            <text:p>$198,379.42</text:p>
          </table:table-cell>
          <table:table-cell table:formula="of:=[.D186]*[.$D$8]/12" office:value-type="currency" office:currency="USD" office:value="826.580915239173" calcext:value-type="currency">
            <text:p>$826.5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[.D186]+[.E186]-[.F186]" office:value-type="currency" office:currency="USD" office:value="197702.890572641" calcext:value-type="currency">
            <text:p>$197,702.89</text:p>
          </table:table-cell>
          <table:table-cell table:formula="of:=[.D187]*[.$D$8]/12" office:value-type="currency" office:currency="USD" office:value="823.762044052669" calcext:value-type="currency">
            <text:p>$823.7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[.D187]+[.E187]-[.F187]" office:value-type="currency" office:currency="USD" office:value="197023.542616693" calcext:value-type="currency">
            <text:p>$197,023.54</text:p>
          </table:table-cell>
          <table:table-cell table:formula="of:=[.D188]*[.$D$8]/12" office:value-type="currency" office:currency="USD" office:value="820.931427569556" calcext:value-type="currency">
            <text:p>$820.9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[.D188]+[.E188]-[.F188]" office:value-type="currency" office:currency="USD" office:value="196341.364044263" calcext:value-type="currency">
            <text:p>$196,341.36</text:p>
          </table:table-cell>
          <table:table-cell table:formula="of:=[.D189]*[.$D$8]/12" office:value-type="currency" office:currency="USD" office:value="818.089016851095" calcext:value-type="currency">
            <text:p>$818.0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[.D189]+[.E189]-[.F189]" office:value-type="currency" office:currency="USD" office:value="195656.343061114" calcext:value-type="currency">
            <text:p>$195,656.34</text:p>
          </table:table-cell>
          <table:table-cell table:formula="of:=[.D190]*[.$D$8]/12" office:value-type="currency" office:currency="USD" office:value="815.234762754642" calcext:value-type="currency">
            <text:p>$815.2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[.D190]+[.E190]-[.F190]" office:value-type="currency" office:currency="USD" office:value="194968.467823869" calcext:value-type="currency">
            <text:p>$194,968.47</text:p>
          </table:table-cell>
          <table:table-cell table:formula="of:=[.D191]*[.$D$8]/12" office:value-type="currency" office:currency="USD" office:value="812.368615932786" calcext:value-type="currency">
            <text:p>$812.3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[.D191]+[.E191]-[.F191]" office:value-type="currency" office:currency="USD" office:value="194277.726439801" calcext:value-type="currency">
            <text:p>$194,277.73</text:p>
          </table:table-cell>
          <table:table-cell table:formula="of:=[.D192]*[.$D$8]/12" office:value-type="currency" office:currency="USD" office:value="809.490526832506" calcext:value-type="currency">
            <text:p>$809.4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[.D192]+[.E192]-[.F192]" office:value-type="currency" office:currency="USD" office:value="193584.106966634" calcext:value-type="currency">
            <text:p>$193,584.11</text:p>
          </table:table-cell>
          <table:table-cell table:formula="of:=[.D193]*[.$D$8]/12" office:value-type="currency" office:currency="USD" office:value="806.600445694308" calcext:value-type="currency">
            <text:p>$806.6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[.D193]+[.E193]-[.F193]" office:value-type="currency" office:currency="USD" office:value="192887.597412328" calcext:value-type="currency">
            <text:p>$192,887.60</text:p>
          </table:table-cell>
          <table:table-cell table:formula="of:=[.D194]*[.$D$8]/12" office:value-type="currency" office:currency="USD" office:value="803.698322551368" calcext:value-type="currency">
            <text:p>$803.7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[.D194]+[.E194]-[.F194]" office:value-type="currency" office:currency="USD" office:value="192188.18573488" calcext:value-type="currency">
            <text:p>$192,188.19</text:p>
          </table:table-cell>
          <table:table-cell table:formula="of:=[.D195]*[.$D$8]/12" office:value-type="currency" office:currency="USD" office:value="800.784107228665" calcext:value-type="currency">
            <text:p>$800.7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[.D195]+[.E195]-[.F195]" office:value-type="currency" office:currency="USD" office:value="191485.859842108" calcext:value-type="currency">
            <text:p>$191,485.86</text:p>
          </table:table-cell>
          <table:table-cell table:formula="of:=[.D196]*[.$D$8]/12" office:value-type="currency" office:currency="USD" office:value="797.857749342118" calcext:value-type="currency">
            <text:p>$797.8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[.D196]+[.E196]-[.F196]" office:value-type="currency" office:currency="USD" office:value="190780.607591451" calcext:value-type="currency">
            <text:p>$190,780.61</text:p>
          </table:table-cell>
          <table:table-cell table:formula="of:=[.D197]*[.$D$8]/12" office:value-type="currency" office:currency="USD" office:value="794.91919829771" calcext:value-type="currency">
            <text:p>$794.9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[.D197]+[.E197]-[.F197]" office:value-type="currency" office:currency="USD" office:value="190072.416789748" calcext:value-type="currency">
            <text:p>$190,072.42</text:p>
          </table:table-cell>
          <table:table-cell table:formula="of:=[.D198]*[.$D$8]/12" office:value-type="currency" office:currency="USD" office:value="791.968403290618" calcext:value-type="currency">
            <text:p>$791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[.D198]+[.E198]-[.F198]" office:value-type="currency" office:currency="USD" office:value="189361.275193039" calcext:value-type="currency">
            <text:p>$189,361.28</text:p>
          </table:table-cell>
          <table:table-cell table:formula="of:=[.D199]*[.$D$8]/12" office:value-type="currency" office:currency="USD" office:value="789.005313304329" calcext:value-type="currency">
            <text:p>$789.0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[.D199]+[.E199]-[.F199]" office:value-type="currency" office:currency="USD" office:value="188647.170506343" calcext:value-type="currency">
            <text:p>$188,647.17</text:p>
          </table:table-cell>
          <table:table-cell table:formula="of:=[.D200]*[.$D$8]/12" office:value-type="currency" office:currency="USD" office:value="786.029877109763" calcext:value-type="currency">
            <text:p>$786.0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[.D200]+[.E200]-[.F200]" office:value-type="currency" office:currency="USD" office:value="187930.090383453" calcext:value-type="currency">
            <text:p>$187,930.09</text:p>
          </table:table-cell>
          <table:table-cell table:formula="of:=[.D201]*[.$D$8]/12" office:value-type="currency" office:currency="USD" office:value="783.042043264388" calcext:value-type="currency">
            <text:p>$783.0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[.D201]+[.E201]-[.F201]" office:value-type="currency" office:currency="USD" office:value="187210.022426717" calcext:value-type="currency">
            <text:p>$187,210.02</text:p>
          </table:table-cell>
          <table:table-cell table:formula="of:=[.D202]*[.$D$8]/12" office:value-type="currency" office:currency="USD" office:value="780.041760111323" calcext:value-type="currency">
            <text:p>$780.0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[.D202]+[.E202]-[.F202]" office:value-type="currency" office:currency="USD" office:value="186486.954186829" calcext:value-type="currency">
            <text:p>$186,486.95</text:p>
          </table:table-cell>
          <table:table-cell table:formula="of:=[.D203]*[.$D$8]/12" office:value-type="currency" office:currency="USD" office:value="777.028975778453" calcext:value-type="currency">
            <text:p>$777.0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[.D203]+[.E203]-[.F203]" office:value-type="currency" office:currency="USD" office:value="185760.873162607" calcext:value-type="currency">
            <text:p>$185,760.87</text:p>
          </table:table-cell>
          <table:table-cell table:formula="of:=[.D204]*[.$D$8]/12" office:value-type="currency" office:currency="USD" office:value="774.00363817753" calcext:value-type="currency">
            <text:p>$774.0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[.D204]+[.E204]-[.F204]" office:value-type="currency" office:currency="USD" office:value="185031.766800785" calcext:value-type="currency">
            <text:p>$185,031.77</text:p>
          </table:table-cell>
          <table:table-cell table:formula="of:=[.D205]*[.$D$8]/12" office:value-type="currency" office:currency="USD" office:value="770.96569500327" calcext:value-type="currency">
            <text:p>$770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[.D205]+[.E205]-[.F205]" office:value-type="currency" office:currency="USD" office:value="184299.622495788" calcext:value-type="currency">
            <text:p>$184,299.62</text:p>
          </table:table-cell>
          <table:table-cell table:formula="of:=[.D206]*[.$D$8]/12" office:value-type="currency" office:currency="USD" office:value="767.91509373245" calcext:value-type="currency">
            <text:p>$767.9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[.D206]+[.E206]-[.F206]" office:value-type="currency" office:currency="USD" office:value="183564.427589521" calcext:value-type="currency">
            <text:p>$183,564.43</text:p>
          </table:table-cell>
          <table:table-cell table:formula="of:=[.D207]*[.$D$8]/12" office:value-type="currency" office:currency="USD" office:value="764.851781623002" calcext:value-type="currency">
            <text:p>$764.8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[.D207]+[.E207]-[.F207]" office:value-type="currency" office:currency="USD" office:value="182826.169371144" calcext:value-type="currency">
            <text:p>$182,826.17</text:p>
          </table:table-cell>
          <table:table-cell table:formula="of:=[.D208]*[.$D$8]/12" office:value-type="currency" office:currency="USD" office:value="761.775705713098" calcext:value-type="currency">
            <text:p>$761.7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[.D208]+[.E208]-[.F208]" office:value-type="currency" office:currency="USD" office:value="182084.835076857" calcext:value-type="currency">
            <text:p>$182,084.84</text:p>
          </table:table-cell>
          <table:table-cell table:formula="of:=[.D209]*[.$D$8]/12" office:value-type="currency" office:currency="USD" office:value="758.686812820236" calcext:value-type="currency">
            <text:p>$758.6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[.D209]+[.E209]-[.F209]" office:value-type="currency" office:currency="USD" office:value="181340.411889677" calcext:value-type="currency">
            <text:p>$181,340.41</text:p>
          </table:table-cell>
          <table:table-cell table:formula="of:=[.D210]*[.$D$8]/12" office:value-type="currency" office:currency="USD" office:value="755.58504954032" calcext:value-type="currency">
            <text:p>$755.5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[.D210]+[.E210]-[.F210]" office:value-type="currency" office:currency="USD" office:value="180592.886939217" calcext:value-type="currency">
            <text:p>$180,592.89</text:p>
          </table:table-cell>
          <table:table-cell table:formula="of:=[.D211]*[.$D$8]/12" office:value-type="currency" office:currency="USD" office:value="752.470362246739" calcext:value-type="currency">
            <text:p>$752.4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[.D211]+[.E211]-[.F211]" office:value-type="currency" office:currency="USD" office:value="179842.247301464" calcext:value-type="currency">
            <text:p>$179,842.25</text:p>
          </table:table-cell>
          <table:table-cell table:formula="of:=[.D212]*[.$D$8]/12" office:value-type="currency" office:currency="USD" office:value="749.342697089433" calcext:value-type="currency">
            <text:p>$749.3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[.D212]+[.E212]-[.F212]" office:value-type="currency" office:currency="USD" office:value="179088.479998553" calcext:value-type="currency">
            <text:p>$179,088.48</text:p>
          </table:table-cell>
          <table:table-cell table:formula="of:=[.D213]*[.$D$8]/12" office:value-type="currency" office:currency="USD" office:value="746.201999993973" calcext:value-type="currency">
            <text:p>$746.2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[.D213]+[.E213]-[.F213]" office:value-type="currency" office:currency="USD" office:value="178331.571998547" calcext:value-type="currency">
            <text:p>$178,331.57</text:p>
          </table:table-cell>
          <table:table-cell table:formula="of:=[.D214]*[.$D$8]/12" office:value-type="currency" office:currency="USD" office:value="743.048216660614" calcext:value-type="currency">
            <text:p>$743.0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[.D214]+[.E214]-[.F214]" office:value-type="currency" office:currency="USD" office:value="177571.510215208" calcext:value-type="currency">
            <text:p>$177,571.51</text:p>
          </table:table-cell>
          <table:table-cell table:formula="of:=[.D215]*[.$D$8]/12" office:value-type="currency" office:currency="USD" office:value="739.881292563367" calcext:value-type="currency">
            <text:p>$739.8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[.D215]+[.E215]-[.F215]" office:value-type="currency" office:currency="USD" office:value="176808.281507771" calcext:value-type="currency">
            <text:p>$176,808.28</text:p>
          </table:table-cell>
          <table:table-cell table:formula="of:=[.D216]*[.$D$8]/12" office:value-type="currency" office:currency="USD" office:value="736.701172949048" calcext:value-type="currency">
            <text:p>$736.7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[.D216]+[.E216]-[.F216]" office:value-type="currency" office:currency="USD" office:value="176041.87268072" calcext:value-type="currency">
            <text:p>$176,041.87</text:p>
          </table:table-cell>
          <table:table-cell table:formula="of:=[.D217]*[.$D$8]/12" office:value-type="currency" office:currency="USD" office:value="733.507802836335" calcext:value-type="currency">
            <text:p>$733.5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[.D217]+[.E217]-[.F217]" office:value-type="currency" office:currency="USD" office:value="175272.270483557" calcext:value-type="currency">
            <text:p>$175,272.27</text:p>
          </table:table-cell>
          <table:table-cell table:formula="of:=[.D218]*[.$D$8]/12" office:value-type="currency" office:currency="USD" office:value="730.30112701482" calcext:value-type="currency">
            <text:p>$730.3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[.D218]+[.E218]-[.F218]" office:value-type="currency" office:currency="USD" office:value="174499.461610572" calcext:value-type="currency">
            <text:p>$174,499.46</text:p>
          </table:table-cell>
          <table:table-cell table:formula="of:=[.D219]*[.$D$8]/12" office:value-type="currency" office:currency="USD" office:value="727.081090044049" calcext:value-type="currency">
            <text:p>$727.0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[.D219]+[.E219]-[.F219]" office:value-type="currency" office:currency="USD" office:value="173723.432700616" calcext:value-type="currency">
            <text:p>$173,723.43</text:p>
          </table:table-cell>
          <table:table-cell table:formula="of:=[.D220]*[.$D$8]/12" office:value-type="currency" office:currency="USD" office:value="723.847636252566" calcext:value-type="currency">
            <text:p>$723.8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[.D220]+[.E220]-[.F220]" office:value-type="currency" office:currency="USD" office:value="172944.170336868" calcext:value-type="currency">
            <text:p>$172,944.17</text:p>
          </table:table-cell>
          <table:table-cell table:formula="of:=[.D221]*[.$D$8]/12" office:value-type="currency" office:currency="USD" office:value="720.600709736951" calcext:value-type="currency">
            <text:p>$720.6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[.D221]+[.E221]-[.F221]" office:value-type="currency" office:currency="USD" office:value="172161.661046605" calcext:value-type="currency">
            <text:p>$172,161.66</text:p>
          </table:table-cell>
          <table:table-cell table:formula="of:=[.D222]*[.$D$8]/12" office:value-type="currency" office:currency="USD" office:value="717.340254360855" calcext:value-type="currency">
            <text:p>$717.3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[.D222]+[.E222]-[.F222]" office:value-type="currency" office:currency="USD" office:value="171375.891300966" calcext:value-type="currency">
            <text:p>$171,375.89</text:p>
          </table:table-cell>
          <table:table-cell table:formula="of:=[.D223]*[.$D$8]/12" office:value-type="currency" office:currency="USD" office:value="714.066213754026" calcext:value-type="currency">
            <text:p>$714.0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[.D223]+[.E223]-[.F223]" office:value-type="currency" office:currency="USD" office:value="170586.84751472" calcext:value-type="currency">
            <text:p>$170,586.85</text:p>
          </table:table-cell>
          <table:table-cell table:formula="of:=[.D224]*[.$D$8]/12" office:value-type="currency" office:currency="USD" office:value="710.778531311334" calcext:value-type="currency">
            <text:p>$710.7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[.D224]+[.E224]-[.F224]" office:value-type="currency" office:currency="USD" office:value="169794.516046032" calcext:value-type="currency">
            <text:p>$169,794.52</text:p>
          </table:table-cell>
          <table:table-cell table:formula="of:=[.D225]*[.$D$8]/12" office:value-type="currency" office:currency="USD" office:value="707.477150191798" calcext:value-type="currency">
            <text:p>$707.4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[.D225]+[.E225]-[.F225]" office:value-type="currency" office:currency="USD" office:value="168998.883196223" calcext:value-type="currency">
            <text:p>$168,998.88</text:p>
          </table:table-cell>
          <table:table-cell table:formula="of:=[.D226]*[.$D$8]/12" office:value-type="currency" office:currency="USD" office:value="704.162013317597" calcext:value-type="currency">
            <text:p>$704.1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[.D226]+[.E226]-[.F226]" office:value-type="currency" office:currency="USD" office:value="168199.935209541" calcext:value-type="currency">
            <text:p>$168,199.94</text:p>
          </table:table-cell>
          <table:table-cell table:formula="of:=[.D227]*[.$D$8]/12" office:value-type="currency" office:currency="USD" office:value="700.833063373087" calcext:value-type="currency">
            <text:p>$700.8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[.D227]+[.E227]-[.F227]" office:value-type="currency" office:currency="USD" office:value="167397.658272914" calcext:value-type="currency">
            <text:p>$167,397.66</text:p>
          </table:table-cell>
          <table:table-cell table:formula="of:=[.D228]*[.$D$8]/12" office:value-type="currency" office:currency="USD" office:value="697.490242803809" calcext:value-type="currency">
            <text:p>$697.4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[.D228]+[.E228]-[.F228]" office:value-type="currency" office:currency="USD" office:value="166592.038515718" calcext:value-type="currency">
            <text:p>$166,592.04</text:p>
          </table:table-cell>
          <table:table-cell table:formula="of:=[.D229]*[.$D$8]/12" office:value-type="currency" office:currency="USD" office:value="694.133493815491" calcext:value-type="currency">
            <text:p>$694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[.D229]+[.E229]-[.F229]" office:value-type="currency" office:currency="USD" office:value="165783.062009533" calcext:value-type="currency">
            <text:p>$165,783.06</text:p>
          </table:table-cell>
          <table:table-cell table:formula="of:=[.D230]*[.$D$8]/12" office:value-type="currency" office:currency="USD" office:value="690.762758373056" calcext:value-type="currency">
            <text:p>$690.7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[.D230]+[.E230]-[.F230]" office:value-type="currency" office:currency="USD" office:value="164970.714767906" calcext:value-type="currency">
            <text:p>$164,970.71</text:p>
          </table:table-cell>
          <table:table-cell table:formula="of:=[.D231]*[.$D$8]/12" office:value-type="currency" office:currency="USD" office:value="687.37797819961" calcext:value-type="currency">
            <text:p>$687.3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[.D231]+[.E231]-[.F231]" office:value-type="currency" office:currency="USD" office:value="164154.982746106" calcext:value-type="currency">
            <text:p>$164,154.98</text:p>
          </table:table-cell>
          <table:table-cell table:formula="of:=[.D232]*[.$D$8]/12" office:value-type="currency" office:currency="USD" office:value="683.979094775442" calcext:value-type="currency">
            <text:p>$683.9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[.D232]+[.E232]-[.F232]" office:value-type="currency" office:currency="USD" office:value="163335.851840882" calcext:value-type="currency">
            <text:p>$163,335.85</text:p>
          </table:table-cell>
          <table:table-cell table:formula="of:=[.D233]*[.$D$8]/12" office:value-type="currency" office:currency="USD" office:value="680.566049337006" calcext:value-type="currency">
            <text:p>$680.5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[.D233]+[.E233]-[.F233]" office:value-type="currency" office:currency="USD" office:value="162513.307890219" calcext:value-type="currency">
            <text:p>$162,513.31</text:p>
          </table:table-cell>
          <table:table-cell table:formula="of:=[.D234]*[.$D$8]/12" office:value-type="currency" office:currency="USD" office:value="677.138782875911" calcext:value-type="currency">
            <text:p>$677.1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[.D234]+[.E234]-[.F234]" office:value-type="currency" office:currency="USD" office:value="161687.336673094" calcext:value-type="currency">
            <text:p>$161,687.34</text:p>
          </table:table-cell>
          <table:table-cell table:formula="of:=[.D235]*[.$D$8]/12" office:value-type="currency" office:currency="USD" office:value="673.697236137894" calcext:value-type="currency">
            <text:p>$673.7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[.D235]+[.E235]-[.F235]" office:value-type="currency" office:currency="USD" office:value="160857.923909232" calcext:value-type="currency">
            <text:p>$160,857.92</text:p>
          </table:table-cell>
          <table:table-cell table:formula="of:=[.D236]*[.$D$8]/12" office:value-type="currency" office:currency="USD" office:value="670.241349621802" calcext:value-type="currency">
            <text:p>$670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[.D236]+[.E236]-[.F236]" office:value-type="currency" office:currency="USD" office:value="160025.055258854" calcext:value-type="currency">
            <text:p>$160,025.06</text:p>
          </table:table-cell>
          <table:table-cell table:formula="of:=[.D237]*[.$D$8]/12" office:value-type="currency" office:currency="USD" office:value="666.771063578559" calcext:value-type="currency">
            <text:p>$666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[.D237]+[.E237]-[.F237]" office:value-type="currency" office:currency="USD" office:value="159188.716322433" calcext:value-type="currency">
            <text:p>$159,188.72</text:p>
          </table:table-cell>
          <table:table-cell table:formula="of:=[.D238]*[.$D$8]/12" office:value-type="currency" office:currency="USD" office:value="663.286318010137" calcext:value-type="currency">
            <text:p>$663.2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[.D238]+[.E238]-[.F238]" office:value-type="currency" office:currency="USD" office:value="158348.892640443" calcext:value-type="currency">
            <text:p>$158,348.89</text:p>
          </table:table-cell>
          <table:table-cell table:formula="of:=[.D239]*[.$D$8]/12" office:value-type="currency" office:currency="USD" office:value="659.787052668512" calcext:value-type="currency">
            <text:p>$659.7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[.D239]+[.E239]-[.F239]" office:value-type="currency" office:currency="USD" office:value="157505.569693111" calcext:value-type="currency">
            <text:p>$157,505.57</text:p>
          </table:table-cell>
          <table:table-cell table:formula="of:=[.D240]*[.$D$8]/12" office:value-type="currency" office:currency="USD" office:value="656.273207054631" calcext:value-type="currency">
            <text:p>$656.2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[.D240]+[.E240]-[.F240]" office:value-type="currency" office:currency="USD" office:value="156658.732900166" calcext:value-type="currency">
            <text:p>$156,658.73</text:p>
          </table:table-cell>
          <table:table-cell table:formula="of:=[.D241]*[.$D$8]/12" office:value-type="currency" office:currency="USD" office:value="652.744720417359" calcext:value-type="currency">
            <text:p>$652.7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[.D241]+[.E241]-[.F241]" office:value-type="currency" office:currency="USD" office:value="155808.367620583" calcext:value-type="currency">
            <text:p>$155,808.37</text:p>
          </table:table-cell>
          <table:table-cell table:formula="of:=[.D242]*[.$D$8]/12" office:value-type="currency" office:currency="USD" office:value="649.201531752431" calcext:value-type="currency">
            <text:p>$649.2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[.D242]+[.E242]-[.F242]" office:value-type="currency" office:currency="USD" office:value="154954.459152336" calcext:value-type="currency">
            <text:p>$154,954.46</text:p>
          </table:table-cell>
          <table:table-cell table:formula="of:=[.D243]*[.$D$8]/12" office:value-type="currency" office:currency="USD" office:value="645.6435798014" calcext:value-type="currency">
            <text:p>$645.6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[.D243]+[.E243]-[.F243]" office:value-type="currency" office:currency="USD" office:value="154096.992732137" calcext:value-type="currency">
            <text:p>$154,096.99</text:p>
          </table:table-cell>
          <table:table-cell table:formula="of:=[.D244]*[.$D$8]/12" office:value-type="currency" office:currency="USD" office:value="642.070803050572" calcext:value-type="currency">
            <text:p>$642.0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[.D244]+[.E244]-[.F244]" office:value-type="currency" office:currency="USD" office:value="153235.953535188" calcext:value-type="currency">
            <text:p>$153,235.95</text:p>
          </table:table-cell>
          <table:table-cell table:formula="of:=[.D245]*[.$D$8]/12" office:value-type="currency" office:currency="USD" office:value="638.48313972995" calcext:value-type="currency">
            <text:p>$638.4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[.D245]+[.E245]-[.F245]" office:value-type="currency" office:currency="USD" office:value="152371.326674918" calcext:value-type="currency">
            <text:p>$152,371.33</text:p>
          </table:table-cell>
          <table:table-cell table:formula="of:=[.D246]*[.$D$8]/12" office:value-type="currency" office:currency="USD" office:value="634.880527812158" calcext:value-type="currency">
            <text:p>$634.8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[.D246]+[.E246]-[.F246]" office:value-type="currency" office:currency="USD" office:value="151503.09720273" calcext:value-type="currency">
            <text:p>$151,503.10</text:p>
          </table:table-cell>
          <table:table-cell table:formula="of:=[.D247]*[.$D$8]/12" office:value-type="currency" office:currency="USD" office:value="631.262905011375" calcext:value-type="currency">
            <text:p>$631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[.D247]+[.E247]-[.F247]" office:value-type="currency" office:currency="USD" office:value="150631.250107741" calcext:value-type="currency">
            <text:p>$150,631.25</text:p>
          </table:table-cell>
          <table:table-cell table:formula="of:=[.D248]*[.$D$8]/12" office:value-type="currency" office:currency="USD" office:value="627.630208782256" calcext:value-type="currency">
            <text:p>$627.6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[.D248]+[.E248]-[.F248]" office:value-type="currency" office:currency="USD" office:value="149755.770316524" calcext:value-type="currency">
            <text:p>$149,755.77</text:p>
          </table:table-cell>
          <table:table-cell table:formula="of:=[.D249]*[.$D$8]/12" office:value-type="currency" office:currency="USD" office:value="623.982376318849" calcext:value-type="currency">
            <text:p>$623.9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[.D249]+[.E249]-[.F249]" office:value-type="currency" office:currency="USD" office:value="148876.642692843" calcext:value-type="currency">
            <text:p>$148,876.64</text:p>
          </table:table-cell>
          <table:table-cell table:formula="of:=[.D250]*[.$D$8]/12" office:value-type="currency" office:currency="USD" office:value="620.319344553511" calcext:value-type="currency">
            <text:p>$620.3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[.D250]+[.E250]-[.F250]" office:value-type="currency" office:currency="USD" office:value="147993.852037396" calcext:value-type="currency">
            <text:p>$147,993.85</text:p>
          </table:table-cell>
          <table:table-cell table:formula="of:=[.D251]*[.$D$8]/12" office:value-type="currency" office:currency="USD" office:value="616.641050155817" calcext:value-type="currency">
            <text:p>$616.6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[.D251]+[.E251]-[.F251]" office:value-type="currency" office:currency="USD" office:value="147107.383087552" calcext:value-type="currency">
            <text:p>$147,107.38</text:p>
          </table:table-cell>
          <table:table-cell table:formula="of:=[.D252]*[.$D$8]/12" office:value-type="currency" office:currency="USD" office:value="612.947429531466" calcext:value-type="currency">
            <text:p>$612.9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[.D252]+[.E252]-[.F252]" office:value-type="currency" office:currency="USD" office:value="146217.220517083" calcext:value-type="currency">
            <text:p>$146,217.22</text:p>
          </table:table-cell>
          <table:table-cell table:formula="of:=[.D253]*[.$D$8]/12" office:value-type="currency" office:currency="USD" office:value="609.238418821181" calcext:value-type="currency">
            <text:p>$609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[.D253]+[.E253]-[.F253]" office:value-type="currency" office:currency="USD" office:value="145323.348935905" calcext:value-type="currency">
            <text:p>$145,323.35</text:p>
          </table:table-cell>
          <table:table-cell table:formula="of:=[.D254]*[.$D$8]/12" office:value-type="currency" office:currency="USD" office:value="605.513953899602" calcext:value-type="currency">
            <text:p>$605.5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[.D254]+[.E254]-[.F254]" office:value-type="currency" office:currency="USD" office:value="144425.752889804" calcext:value-type="currency">
            <text:p>$144,425.75</text:p>
          </table:table-cell>
          <table:table-cell table:formula="of:=[.D255]*[.$D$8]/12" office:value-type="currency" office:currency="USD" office:value="601.773970374184" calcext:value-type="currency">
            <text:p>$601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[.D255]+[.E255]-[.F255]" office:value-type="currency" office:currency="USD" office:value="143524.416860178" calcext:value-type="currency">
            <text:p>$143,524.42</text:p>
          </table:table-cell>
          <table:table-cell table:formula="of:=[.D256]*[.$D$8]/12" office:value-type="currency" office:currency="USD" office:value="598.018403584077" calcext:value-type="currency">
            <text:p>$598.0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[.D256]+[.E256]-[.F256]" office:value-type="currency" office:currency="USD" office:value="142619.325263762" calcext:value-type="currency">
            <text:p>$142,619.33</text:p>
          </table:table-cell>
          <table:table-cell table:formula="of:=[.D257]*[.$D$8]/12" office:value-type="currency" office:currency="USD" office:value="594.247188599011" calcext:value-type="currency">
            <text:p>$594.2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[.D257]+[.E257]-[.F257]" office:value-type="currency" office:currency="USD" office:value="141710.462452362" calcext:value-type="currency">
            <text:p>$141,710.46</text:p>
          </table:table-cell>
          <table:table-cell table:formula="of:=[.D258]*[.$D$8]/12" office:value-type="currency" office:currency="USD" office:value="590.460260218173" calcext:value-type="currency">
            <text:p>$590.4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[.D258]+[.E258]-[.F258]" office:value-type="currency" office:currency="USD" office:value="140797.81271258" calcext:value-type="currency">
            <text:p>$140,797.81</text:p>
          </table:table-cell>
          <table:table-cell table:formula="of:=[.D259]*[.$D$8]/12" office:value-type="currency" office:currency="USD" office:value="586.657552969082" calcext:value-type="currency">
            <text:p>$586.6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[.D259]+[.E259]-[.F259]" office:value-type="currency" office:currency="USD" office:value="139881.360265549" calcext:value-type="currency">
            <text:p>$139,881.36</text:p>
          </table:table-cell>
          <table:table-cell table:formula="of:=[.D260]*[.$D$8]/12" office:value-type="currency" office:currency="USD" office:value="582.839001106454" calcext:value-type="currency">
            <text:p>$582.8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[.D260]+[.E260]-[.F260]" office:value-type="currency" office:currency="USD" office:value="138961.089266655" calcext:value-type="currency">
            <text:p>$138,961.09</text:p>
          </table:table-cell>
          <table:table-cell table:formula="of:=[.D261]*[.$D$8]/12" office:value-type="currency" office:currency="USD" office:value="579.004538611064" calcext:value-type="currency">
            <text:p>$579.0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[.D261]+[.E261]-[.F261]" office:value-type="currency" office:currency="USD" office:value="138036.983805266" calcext:value-type="currency">
            <text:p>$138,036.98</text:p>
          </table:table-cell>
          <table:table-cell table:formula="of:=[.D262]*[.$D$8]/12" office:value-type="currency" office:currency="USD" office:value="575.15409918861" calcext:value-type="currency">
            <text:p>$575.1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[.D262]+[.E262]-[.F262]" office:value-type="currency" office:currency="USD" office:value="137109.027904455" calcext:value-type="currency">
            <text:p>$137,109.03</text:p>
          </table:table-cell>
          <table:table-cell table:formula="of:=[.D263]*[.$D$8]/12" office:value-type="currency" office:currency="USD" office:value="571.287616268562" calcext:value-type="currency">
            <text:p>$571.2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[.D263]+[.E263]-[.F263]" office:value-type="currency" office:currency="USD" office:value="136177.205520724" calcext:value-type="currency">
            <text:p>$136,177.21</text:p>
          </table:table-cell>
          <table:table-cell table:formula="of:=[.D264]*[.$D$8]/12" office:value-type="currency" office:currency="USD" office:value="567.405023003015" calcext:value-type="currency">
            <text:p>$567.4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[.D264]+[.E264]-[.F264]" office:value-type="currency" office:currency="USD" office:value="135241.500543727" calcext:value-type="currency">
            <text:p>$135,241.50</text:p>
          </table:table-cell>
          <table:table-cell table:formula="of:=[.D265]*[.$D$8]/12" office:value-type="currency" office:currency="USD" office:value="563.506252265528" calcext:value-type="currency">
            <text:p>$563.5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[.D265]+[.E265]-[.F265]" office:value-type="currency" office:currency="USD" office:value="134301.896795992" calcext:value-type="currency">
            <text:p>$134,301.90</text:p>
          </table:table-cell>
          <table:table-cell table:formula="of:=[.D266]*[.$D$8]/12" office:value-type="currency" office:currency="USD" office:value="559.591236649967" calcext:value-type="currency">
            <text:p>$559.5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[.D266]+[.E266]-[.F266]" office:value-type="currency" office:currency="USD" office:value="133358.378032642" calcext:value-type="currency">
            <text:p>$133,358.38</text:p>
          </table:table-cell>
          <table:table-cell table:formula="of:=[.D267]*[.$D$8]/12" office:value-type="currency" office:currency="USD" office:value="555.659908469342" calcext:value-type="currency">
            <text:p>$555.6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[.D267]+[.E267]-[.F267]" office:value-type="currency" office:currency="USD" office:value="132410.927941111" calcext:value-type="currency">
            <text:p>$132,410.93</text:p>
          </table:table-cell>
          <table:table-cell table:formula="of:=[.D268]*[.$D$8]/12" office:value-type="currency" office:currency="USD" office:value="551.712199754631" calcext:value-type="currency">
            <text:p>$551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[.D268]+[.E268]-[.F268]" office:value-type="currency" office:currency="USD" office:value="131459.530140866" calcext:value-type="currency">
            <text:p>$131,459.53</text:p>
          </table:table-cell>
          <table:table-cell table:formula="of:=[.D269]*[.$D$8]/12" office:value-type="currency" office:currency="USD" office:value="547.748042253609" calcext:value-type="currency">
            <text:p>$547.7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[.D269]+[.E269]-[.F269]" office:value-type="currency" office:currency="USD" office:value="130504.16818312" calcext:value-type="currency">
            <text:p>$130,504.17</text:p>
          </table:table-cell>
          <table:table-cell table:formula="of:=[.D270]*[.$D$8]/12" office:value-type="currency" office:currency="USD" office:value="543.767367429666" calcext:value-type="currency">
            <text:p>$543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[.D270]+[.E270]-[.F270]" office:value-type="currency" office:currency="USD" office:value="129544.825550549" calcext:value-type="currency">
            <text:p>$129,544.83</text:p>
          </table:table-cell>
          <table:table-cell table:formula="of:=[.D271]*[.$D$8]/12" office:value-type="currency" office:currency="USD" office:value="539.770106460623" calcext:value-type="currency">
            <text:p>$539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[.D271]+[.E271]-[.F271]" office:value-type="currency" office:currency="USD" office:value="128581.48565701" calcext:value-type="currency">
            <text:p>$128,581.49</text:p>
          </table:table-cell>
          <table:table-cell table:formula="of:=[.D272]*[.$D$8]/12" office:value-type="currency" office:currency="USD" office:value="535.756190237542" calcext:value-type="currency">
            <text:p>$535.7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[.D272]+[.E272]-[.F272]" office:value-type="currency" office:currency="USD" office:value="127614.131847248" calcext:value-type="currency">
            <text:p>$127,614.13</text:p>
          </table:table-cell>
          <table:table-cell table:formula="of:=[.D273]*[.$D$8]/12" office:value-type="currency" office:currency="USD" office:value="531.725549363532" calcext:value-type="currency">
            <text:p>$531.7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[.D273]+[.E273]-[.F273]" office:value-type="currency" office:currency="USD" office:value="126642.747396611" calcext:value-type="currency">
            <text:p>$126,642.75</text:p>
          </table:table-cell>
          <table:table-cell table:formula="of:=[.D274]*[.$D$8]/12" office:value-type="currency" office:currency="USD" office:value="527.678114152546" calcext:value-type="currency">
            <text:p>$527.6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[.D274]+[.E274]-[.F274]" office:value-type="currency" office:currency="USD" office:value="125667.315510764" calcext:value-type="currency">
            <text:p>$125,667.32</text:p>
          </table:table-cell>
          <table:table-cell table:formula="of:=[.D275]*[.$D$8]/12" office:value-type="currency" office:currency="USD" office:value="523.613814628182" calcext:value-type="currency">
            <text:p>$523.6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[.D275]+[.E275]-[.F275]" office:value-type="currency" office:currency="USD" office:value="124687.819325392" calcext:value-type="currency">
            <text:p>$124,687.82</text:p>
          </table:table-cell>
          <table:table-cell table:formula="of:=[.D276]*[.$D$8]/12" office:value-type="currency" office:currency="USD" office:value="519.532580522466" calcext:value-type="currency">
            <text:p>$519.5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[.D276]+[.E276]-[.F276]" office:value-type="currency" office:currency="USD" office:value="123704.241905914" calcext:value-type="currency">
            <text:p>$123,704.24</text:p>
          </table:table-cell>
          <table:table-cell table:formula="of:=[.D277]*[.$D$8]/12" office:value-type="currency" office:currency="USD" office:value="515.434341274643" calcext:value-type="currency">
            <text:p>$515.4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[.D277]+[.E277]-[.F277]" office:value-type="currency" office:currency="USD" office:value="122716.566247189" calcext:value-type="currency">
            <text:p>$122,716.57</text:p>
          </table:table-cell>
          <table:table-cell table:formula="of:=[.D278]*[.$D$8]/12" office:value-type="currency" office:currency="USD" office:value="511.319026029954" calcext:value-type="currency">
            <text:p>$511.3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[.D278]+[.E278]-[.F278]" office:value-type="currency" office:currency="USD" office:value="121724.775273219" calcext:value-type="currency">
            <text:p>$121,724.78</text:p>
          </table:table-cell>
          <table:table-cell table:formula="of:=[.D279]*[.$D$8]/12" office:value-type="currency" office:currency="USD" office:value="507.186563638412" calcext:value-type="currency">
            <text:p>$507.1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[.D279]+[.E279]-[.F279]" office:value-type="currency" office:currency="USD" office:value="120728.851836857" calcext:value-type="currency">
            <text:p>$120,728.85</text:p>
          </table:table-cell>
          <table:table-cell table:formula="of:=[.D280]*[.$D$8]/12" office:value-type="currency" office:currency="USD" office:value="503.036882653572" calcext:value-type="currency">
            <text:p>$503.0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[.D280]+[.E280]-[.F280]" office:value-type="currency" office:currency="USD" office:value="119728.778719511" calcext:value-type="currency">
            <text:p>$119,728.78</text:p>
          </table:table-cell>
          <table:table-cell table:formula="of:=[.D281]*[.$D$8]/12" office:value-type="currency" office:currency="USD" office:value="498.869911331295" calcext:value-type="currency">
            <text:p>$498.8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[.D281]+[.E281]-[.F281]" office:value-type="currency" office:currency="USD" office:value="118724.538630842" calcext:value-type="currency">
            <text:p>$118,724.54</text:p>
          </table:table-cell>
          <table:table-cell table:formula="of:=[.D282]*[.$D$8]/12" office:value-type="currency" office:currency="USD" office:value="494.685577628509" calcext:value-type="currency">
            <text:p>$494.6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[.D282]+[.E282]-[.F282]" office:value-type="currency" office:currency="USD" office:value="117716.114208471" calcext:value-type="currency">
            <text:p>$117,716.11</text:p>
          </table:table-cell>
          <table:table-cell table:formula="of:=[.D283]*[.$D$8]/12" office:value-type="currency" office:currency="USD" office:value="490.483809201961" calcext:value-type="currency">
            <text:p>$490.4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[.D283]+[.E283]-[.F283]" office:value-type="currency" office:currency="USD" office:value="116703.488017673" calcext:value-type="currency">
            <text:p>$116,703.49</text:p>
          </table:table-cell>
          <table:table-cell table:formula="of:=[.D284]*[.$D$8]/12" office:value-type="currency" office:currency="USD" office:value="486.264533406969" calcext:value-type="currency">
            <text:p>$486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[.D284]+[.E284]-[.F284]" office:value-type="currency" office:currency="USD" office:value="115686.64255108" calcext:value-type="currency">
            <text:p>$115,686.64</text:p>
          </table:table-cell>
          <table:table-cell table:formula="of:=[.D285]*[.$D$8]/12" office:value-type="currency" office:currency="USD" office:value="482.027677296165" calcext:value-type="currency">
            <text:p>$482.0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[.D285]+[.E285]-[.F285]" office:value-type="currency" office:currency="USD" office:value="114665.560228376" calcext:value-type="currency">
            <text:p>$114,665.56</text:p>
          </table:table-cell>
          <table:table-cell table:formula="of:=[.D286]*[.$D$8]/12" office:value-type="currency" office:currency="USD" office:value="477.773167618232" calcext:value-type="currency">
            <text:p>$477.7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[.D286]+[.E286]-[.F286]" office:value-type="currency" office:currency="USD" office:value="113640.223395994" calcext:value-type="currency">
            <text:p>$113,640.22</text:p>
          </table:table-cell>
          <table:table-cell table:formula="of:=[.D287]*[.$D$8]/12" office:value-type="currency" office:currency="USD" office:value="473.500930816642" calcext:value-type="currency">
            <text:p>$473.5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[.D287]+[.E287]-[.F287]" office:value-type="currency" office:currency="USD" office:value="112610.614326811" calcext:value-type="currency">
            <text:p>$112,610.61</text:p>
          </table:table-cell>
          <table:table-cell table:formula="of:=[.D288]*[.$D$8]/12" office:value-type="currency" office:currency="USD" office:value="469.210893028378" calcext:value-type="currency">
            <text:p>$469.2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[.D288]+[.E288]-[.F288]" office:value-type="currency" office:currency="USD" office:value="111576.715219839" calcext:value-type="currency">
            <text:p>$111,576.72</text:p>
          </table:table-cell>
          <table:table-cell table:formula="of:=[.D289]*[.$D$8]/12" office:value-type="currency" office:currency="USD" office:value="464.902980082663" calcext:value-type="currency">
            <text:p>$464.9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[.D289]+[.E289]-[.F289]" office:value-type="currency" office:currency="USD" office:value="110538.508199922" calcext:value-type="currency">
            <text:p>$110,538.51</text:p>
          </table:table-cell>
          <table:table-cell table:formula="of:=[.D290]*[.$D$8]/12" office:value-type="currency" office:currency="USD" office:value="460.577117499674" calcext:value-type="currency">
            <text:p>$460.5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[.D290]+[.E290]-[.F290]" office:value-type="currency" office:currency="USD" office:value="109495.975317421" calcext:value-type="currency">
            <text:p>$109,495.98</text:p>
          </table:table-cell>
          <table:table-cell table:formula="of:=[.D291]*[.$D$8]/12" office:value-type="currency" office:currency="USD" office:value="456.233230489256" calcext:value-type="currency">
            <text:p>$456.2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[.D291]+[.E291]-[.F291]" office:value-type="currency" office:currency="USD" office:value="108449.098547911" calcext:value-type="currency">
            <text:p>$108,449.10</text:p>
          </table:table-cell>
          <table:table-cell table:formula="of:=[.D292]*[.$D$8]/12" office:value-type="currency" office:currency="USD" office:value="451.871243949628" calcext:value-type="currency">
            <text:p>$451.8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[.D292]+[.E292]-[.F292]" office:value-type="currency" office:currency="USD" office:value="107397.85979186" calcext:value-type="currency">
            <text:p>$107,397.86</text:p>
          </table:table-cell>
          <table:table-cell table:formula="of:=[.D293]*[.$D$8]/12" office:value-type="currency" office:currency="USD" office:value="447.491082466084" calcext:value-type="currency">
            <text:p>$447.4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[.D293]+[.E293]-[.F293]" office:value-type="currency" office:currency="USD" office:value="106342.240874326" calcext:value-type="currency">
            <text:p>$106,342.24</text:p>
          </table:table-cell>
          <table:table-cell table:formula="of:=[.D294]*[.$D$8]/12" office:value-type="currency" office:currency="USD" office:value="443.092670309693" calcext:value-type="currency">
            <text:p>$443.0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[.D294]+[.E294]-[.F294]" office:value-type="currency" office:currency="USD" office:value="105282.223544636" calcext:value-type="currency">
            <text:p>$105,282.22</text:p>
          </table:table-cell>
          <table:table-cell table:formula="of:=[.D295]*[.$D$8]/12" office:value-type="currency" office:currency="USD" office:value="438.675931435984" calcext:value-type="currency">
            <text:p>$438.6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[.D295]+[.E295]-[.F295]" office:value-type="currency" office:currency="USD" office:value="104217.789476072" calcext:value-type="currency">
            <text:p>$104,217.79</text:p>
          </table:table-cell>
          <table:table-cell table:formula="of:=[.D296]*[.$D$8]/12" office:value-type="currency" office:currency="USD" office:value="434.240789483633" calcext:value-type="currency">
            <text:p>$434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[.D296]+[.E296]-[.F296]" office:value-type="currency" office:currency="USD" office:value="103148.920265556" calcext:value-type="currency">
            <text:p>$103,148.92</text:p>
          </table:table-cell>
          <table:table-cell table:formula="of:=[.D297]*[.$D$8]/12" office:value-type="currency" office:currency="USD" office:value="429.787167773149" calcext:value-type="currency">
            <text:p>$429.7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[.D297]+[.E297]-[.F297]" office:value-type="currency" office:currency="USD" office:value="102075.597433329" calcext:value-type="currency">
            <text:p>$102,075.60</text:p>
          </table:table-cell>
          <table:table-cell table:formula="of:=[.D298]*[.$D$8]/12" office:value-type="currency" office:currency="USD" office:value="425.314989305537" calcext:value-type="currency">
            <text:p>$425.3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[.D298]+[.E298]-[.F298]" office:value-type="currency" office:currency="USD" office:value="100997.802422634" calcext:value-type="currency">
            <text:p>$100,997.80</text:p>
          </table:table-cell>
          <table:table-cell table:formula="of:=[.D299]*[.$D$8]/12" office:value-type="currency" office:currency="USD" office:value="420.824176760976" calcext:value-type="currency">
            <text:p>$420.8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[.D299]+[.E299]-[.F299]" office:value-type="currency" office:currency="USD" office:value="99915.5165993953" calcext:value-type="currency">
            <text:p>$99,915.52</text:p>
          </table:table-cell>
          <table:table-cell table:formula="of:=[.D300]*[.$D$8]/12" office:value-type="currency" office:currency="USD" office:value="416.31465249748" calcext:value-type="currency">
            <text:p>$416.3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[.D300]+[.E300]-[.F300]" office:value-type="currency" office:currency="USD" office:value="98828.7212518928" calcext:value-type="currency">
            <text:p>$98,828.72</text:p>
          </table:table-cell>
          <table:table-cell table:formula="of:=[.D301]*[.$D$8]/12" office:value-type="currency" office:currency="USD" office:value="411.786338549553" calcext:value-type="currency">
            <text:p>$411.7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[.D301]+[.E301]-[.F301]" office:value-type="currency" office:currency="USD" office:value="97737.3975904423" calcext:value-type="currency">
            <text:p>$97,737.40</text:p>
          </table:table-cell>
          <table:table-cell table:formula="of:=[.D302]*[.$D$8]/12" office:value-type="currency" office:currency="USD" office:value="407.239156626843" calcext:value-type="currency">
            <text:p>$407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[.D302]+[.E302]-[.F302]" office:value-type="currency" office:currency="USD" office:value="96641.5267470692" calcext:value-type="currency">
            <text:p>$96,641.53</text:p>
          </table:table-cell>
          <table:table-cell table:formula="of:=[.D303]*[.$D$8]/12" office:value-type="currency" office:currency="USD" office:value="402.673028112788" calcext:value-type="currency">
            <text:p>$402.6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[.D303]+[.E303]-[.F303]" office:value-type="currency" office:currency="USD" office:value="95541.089775182" calcext:value-type="currency">
            <text:p>$95,541.09</text:p>
          </table:table-cell>
          <table:table-cell table:formula="of:=[.D304]*[.$D$8]/12" office:value-type="currency" office:currency="USD" office:value="398.087874063258" calcext:value-type="currency">
            <text:p>$398.0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[.D304]+[.E304]-[.F304]" office:value-type="currency" office:currency="USD" office:value="94436.0676492452" calcext:value-type="currency">
            <text:p>$94,436.07</text:p>
          </table:table-cell>
          <table:table-cell table:formula="of:=[.D305]*[.$D$8]/12" office:value-type="currency" office:currency="USD" office:value="393.483615205188" calcext:value-type="currency">
            <text:p>$393.4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[.D305]+[.E305]-[.F305]" office:value-type="currency" office:currency="USD" office:value="93326.4412644504" calcext:value-type="currency">
            <text:p>$93,326.44</text:p>
          </table:table-cell>
          <table:table-cell table:formula="of:=[.D306]*[.$D$8]/12" office:value-type="currency" office:currency="USD" office:value="388.86017193521" calcext:value-type="currency">
            <text:p>$388.8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[.D306]+[.E306]-[.F306]" office:value-type="currency" office:currency="USD" office:value="92212.1914363856" calcext:value-type="currency">
            <text:p>$92,212.19</text:p>
          </table:table-cell>
          <table:table-cell table:formula="of:=[.D307]*[.$D$8]/12" office:value-type="currency" office:currency="USD" office:value="384.217464318273" calcext:value-type="currency">
            <text:p>$384.2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[.D307]+[.E307]-[.F307]" office:value-type="currency" office:currency="USD" office:value="91093.2989007039" calcext:value-type="currency">
            <text:p>$91,093.30</text:p>
          </table:table-cell>
          <table:table-cell table:formula="of:=[.D308]*[.$D$8]/12" office:value-type="currency" office:currency="USD" office:value="379.555412086266" calcext:value-type="currency">
            <text:p>$379.5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[.D308]+[.E308]-[.F308]" office:value-type="currency" office:currency="USD" office:value="89969.7443127902" calcext:value-type="currency">
            <text:p>$89,969.74</text:p>
          </table:table-cell>
          <table:table-cell table:formula="of:=[.D309]*[.$D$8]/12" office:value-type="currency" office:currency="USD" office:value="374.873934636626" calcext:value-type="currency">
            <text:p>$374.8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[.D309]+[.E309]-[.F309]" office:value-type="currency" office:currency="USD" office:value="88841.5082474268" calcext:value-type="currency">
            <text:p>$88,841.51</text:p>
          </table:table-cell>
          <table:table-cell table:formula="of:=[.D310]*[.$D$8]/12" office:value-type="currency" office:currency="USD" office:value="370.172951030945" calcext:value-type="currency">
            <text:p>$370.1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[.D310]+[.E310]-[.F310]" office:value-type="currency" office:currency="USD" office:value="87708.5711984577" calcext:value-type="currency">
            <text:p>$87,708.57</text:p>
          </table:table-cell>
          <table:table-cell table:formula="of:=[.D311]*[.$D$8]/12" office:value-type="currency" office:currency="USD" office:value="365.452379993574" calcext:value-type="currency">
            <text:p>$365.4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[.D311]+[.E311]-[.F311]" office:value-type="currency" office:currency="USD" office:value="86570.9135784513" calcext:value-type="currency">
            <text:p>$86,570.91</text:p>
          </table:table-cell>
          <table:table-cell table:formula="of:=[.D312]*[.$D$8]/12" office:value-type="currency" office:currency="USD" office:value="360.712139910214" calcext:value-type="currency">
            <text:p>$360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[.D312]+[.E312]-[.F312]" office:value-type="currency" office:currency="USD" office:value="85428.5157183615" calcext:value-type="currency">
            <text:p>$85,428.52</text:p>
          </table:table-cell>
          <table:table-cell table:formula="of:=[.D313]*[.$D$8]/12" office:value-type="currency" office:currency="USD" office:value="355.952148826506" calcext:value-type="currency">
            <text:p>$355.9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[.D313]+[.E313]-[.F313]" office:value-type="currency" office:currency="USD" office:value="84281.357867188" calcext:value-type="currency">
            <text:p>$84,281.36</text:p>
          </table:table-cell>
          <table:table-cell table:formula="of:=[.D314]*[.$D$8]/12" office:value-type="currency" office:currency="USD" office:value="351.172324446617" calcext:value-type="currency">
            <text:p>$351.1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[.D314]+[.E314]-[.F314]" office:value-type="currency" office:currency="USD" office:value="83129.4201916346" calcext:value-type="currency">
            <text:p>$83,129.42</text:p>
          </table:table-cell>
          <table:table-cell table:formula="of:=[.D315]*[.$D$8]/12" office:value-type="currency" office:currency="USD" office:value="346.372584131811" calcext:value-type="currency">
            <text:p>$346.3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[.D315]+[.E315]-[.F315]" office:value-type="currency" office:currency="USD" office:value="81972.6827757664" calcext:value-type="currency">
            <text:p>$81,972.68</text:p>
          </table:table-cell>
          <table:table-cell table:formula="of:=[.D316]*[.$D$8]/12" office:value-type="currency" office:currency="USD" office:value="341.552844899027" calcext:value-type="currency">
            <text:p>$341.5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[.D316]+[.E316]-[.F316]" office:value-type="currency" office:currency="USD" office:value="80811.1256206655" calcext:value-type="currency">
            <text:p>$80,811.13</text:p>
          </table:table-cell>
          <table:table-cell table:formula="of:=[.D317]*[.$D$8]/12" office:value-type="currency" office:currency="USD" office:value="336.713023419439" calcext:value-type="currency">
            <text:p>$336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[.D317]+[.E317]-[.F317]" office:value-type="currency" office:currency="USD" office:value="79644.7286440849" calcext:value-type="currency">
            <text:p>$79,644.73</text:p>
          </table:table-cell>
          <table:table-cell table:formula="of:=[.D318]*[.$D$8]/12" office:value-type="currency" office:currency="USD" office:value="331.85303601702" calcext:value-type="currency">
            <text:p>$331.8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[.D318]+[.E318]-[.F318]" office:value-type="currency" office:currency="USD" office:value="78473.4716801019" calcext:value-type="currency">
            <text:p>$78,473.47</text:p>
          </table:table-cell>
          <table:table-cell table:formula="of:=[.D319]*[.$D$8]/12" office:value-type="currency" office:currency="USD" office:value="326.972798667091" calcext:value-type="currency">
            <text:p>$326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[.D319]+[.E319]-[.F319]" office:value-type="currency" office:currency="USD" office:value="77297.334478769" calcext:value-type="currency">
            <text:p>$77,297.33</text:p>
          </table:table-cell>
          <table:table-cell table:formula="of:=[.D320]*[.$D$8]/12" office:value-type="currency" office:currency="USD" office:value="322.072226994871" calcext:value-type="currency">
            <text:p>$322.0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[.D320]+[.E320]-[.F320]" office:value-type="currency" office:currency="USD" office:value="76116.2967057639" calcext:value-type="currency">
            <text:p>$76,116.30</text:p>
          </table:table-cell>
          <table:table-cell table:formula="of:=[.D321]*[.$D$8]/12" office:value-type="currency" office:currency="USD" office:value="317.151236274016" calcext:value-type="currency">
            <text:p>$317.1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[.D321]+[.E321]-[.F321]" office:value-type="currency" office:currency="USD" office:value="74930.3379420379" calcext:value-type="currency">
            <text:p>$74,930.34</text:p>
          </table:table-cell>
          <table:table-cell table:formula="of:=[.D322]*[.$D$8]/12" office:value-type="currency" office:currency="USD" office:value="312.209741425158" calcext:value-type="currency">
            <text:p>$312.2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[.D322]+[.E322]-[.F322]" office:value-type="currency" office:currency="USD" office:value="73739.4376834631" calcext:value-type="currency">
            <text:p>$73,739.44</text:p>
          </table:table-cell>
          <table:table-cell table:formula="of:=[.D323]*[.$D$8]/12" office:value-type="currency" office:currency="USD" office:value="307.247657014429" calcext:value-type="currency">
            <text:p>$307.2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[.D323]+[.E323]-[.F323]" office:value-type="currency" office:currency="USD" office:value="72543.5753404775" calcext:value-type="currency">
            <text:p>$72,543.58</text:p>
          </table:table-cell>
          <table:table-cell table:formula="of:=[.D324]*[.$D$8]/12" office:value-type="currency" office:currency="USD" office:value="302.26489725199" calcext:value-type="currency">
            <text:p>$302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[.D324]+[.E324]-[.F324]" office:value-type="currency" office:currency="USD" office:value="71342.7302377295" calcext:value-type="currency">
            <text:p>$71,342.73</text:p>
          </table:table-cell>
          <table:table-cell table:formula="of:=[.D325]*[.$D$8]/12" office:value-type="currency" office:currency="USD" office:value="297.26137599054" calcext:value-type="currency">
            <text:p>$297.2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[.D325]+[.E325]-[.F325]" office:value-type="currency" office:currency="USD" office:value="70136.88161372" calcext:value-type="currency">
            <text:p>$70,136.88</text:p>
          </table:table-cell>
          <table:table-cell table:formula="of:=[.D326]*[.$D$8]/12" office:value-type="currency" office:currency="USD" office:value="292.237006723833" calcext:value-type="currency">
            <text:p>$292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[.D326]+[.E326]-[.F326]" office:value-type="currency" office:currency="USD" office:value="68926.0086204439" calcext:value-type="currency">
            <text:p>$68,926.01</text:p>
          </table:table-cell>
          <table:table-cell table:formula="of:=[.D327]*[.$D$8]/12" office:value-type="currency" office:currency="USD" office:value="287.191702585183" calcext:value-type="currency">
            <text:p>$287.1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[.D327]+[.E327]-[.F327]" office:value-type="currency" office:currency="USD" office:value="67710.0903230291" calcext:value-type="currency">
            <text:p>$67,710.09</text:p>
          </table:table-cell>
          <table:table-cell table:formula="of:=[.D328]*[.$D$8]/12" office:value-type="currency" office:currency="USD" office:value="282.125376345954" calcext:value-type="currency">
            <text:p>$282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[.D328]+[.E328]-[.F328]" office:value-type="currency" office:currency="USD" office:value="66489.105699375" calcext:value-type="currency">
            <text:p>$66,489.11</text:p>
          </table:table-cell>
          <table:table-cell table:formula="of:=[.D329]*[.$D$8]/12" office:value-type="currency" office:currency="USD" office:value="277.037940414063" calcext:value-type="currency">
            <text:p>$277.0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[.D329]+[.E329]-[.F329]" office:value-type="currency" office:currency="USD" office:value="65263.0336397891" calcext:value-type="currency">
            <text:p>$65,263.03</text:p>
          </table:table-cell>
          <table:table-cell table:formula="of:=[.D330]*[.$D$8]/12" office:value-type="currency" office:currency="USD" office:value="271.929306832454" calcext:value-type="currency">
            <text:p>$271.9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[.D330]+[.E330]-[.F330]" office:value-type="currency" office:currency="USD" office:value="64031.8529466215" calcext:value-type="currency">
            <text:p>$64,031.85</text:p>
          </table:table-cell>
          <table:table-cell table:formula="of:=[.D331]*[.$D$8]/12" office:value-type="currency" office:currency="USD" office:value="266.79938727759" calcext:value-type="currency">
            <text:p>$266.8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[.D331]+[.E331]-[.F331]" office:value-type="currency" office:currency="USD" office:value="62795.5423338991" calcext:value-type="currency">
            <text:p>$62,795.54</text:p>
          </table:table-cell>
          <table:table-cell table:formula="of:=[.D332]*[.$D$8]/12" office:value-type="currency" office:currency="USD" office:value="261.648093057913" calcext:value-type="currency">
            <text:p>$261.6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[.D332]+[.E332]-[.F332]" office:value-type="currency" office:currency="USD" office:value="61554.080426957" calcext:value-type="currency">
            <text:p>$61,554.08</text:p>
          </table:table-cell>
          <table:table-cell table:formula="of:=[.D333]*[.$D$8]/12" office:value-type="currency" office:currency="USD" office:value="256.475335112321" calcext:value-type="currency">
            <text:p>$256.4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[.D333]+[.E333]-[.F333]" office:value-type="currency" office:currency="USD" office:value="60307.4457620694" calcext:value-type="currency">
            <text:p>$60,307.45</text:p>
          </table:table-cell>
          <table:table-cell table:formula="of:=[.D334]*[.$D$8]/12" office:value-type="currency" office:currency="USD" office:value="251.281024008622" calcext:value-type="currency">
            <text:p>$251.2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[.D334]+[.E334]-[.F334]" office:value-type="currency" office:currency="USD" office:value="59055.616786078" calcext:value-type="currency">
            <text:p>$59,055.62</text:p>
          </table:table-cell>
          <table:table-cell table:formula="of:=[.D335]*[.$D$8]/12" office:value-type="currency" office:currency="USD" office:value="246.065069941992" calcext:value-type="currency">
            <text:p>$246.0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[.D335]+[.E335]-[.F335]" office:value-type="currency" office:currency="USD" office:value="57798.57185602" calcext:value-type="currency">
            <text:p>$57,798.57</text:p>
          </table:table-cell>
          <table:table-cell table:formula="of:=[.D336]*[.$D$8]/12" office:value-type="currency" office:currency="USD" office:value="240.827382733417" calcext:value-type="currency">
            <text:p>$240.8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[.D336]+[.E336]-[.F336]" office:value-type="currency" office:currency="USD" office:value="56536.2892387534" calcext:value-type="currency">
            <text:p>$56,536.29</text:p>
          </table:table-cell>
          <table:table-cell table:formula="of:=[.D337]*[.$D$8]/12" office:value-type="currency" office:currency="USD" office:value="235.567871828139" calcext:value-type="currency">
            <text:p>$235.5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[.D337]+[.E337]-[.F337]" office:value-type="currency" office:currency="USD" office:value="55268.7471105815" calcext:value-type="currency">
            <text:p>$55,268.75</text:p>
          </table:table-cell>
          <table:table-cell table:formula="of:=[.D338]*[.$D$8]/12" office:value-type="currency" office:currency="USD" office:value="230.28644629409" calcext:value-type="currency">
            <text:p>$230.2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[.D338]+[.E338]-[.F338]" office:value-type="currency" office:currency="USD" office:value="53995.9235568756" calcext:value-type="currency">
            <text:p>$53,995.92</text:p>
          </table:table-cell>
          <table:table-cell table:formula="of:=[.D339]*[.$D$8]/12" office:value-type="currency" office:currency="USD" office:value="224.983014820315" calcext:value-type="currency">
            <text:p>$224.9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[.D339]+[.E339]-[.F339]" office:value-type="currency" office:currency="USD" office:value="52717.796571696" calcext:value-type="currency">
            <text:p>$52,717.80</text:p>
          </table:table-cell>
          <table:table-cell table:formula="of:=[.D340]*[.$D$8]/12" office:value-type="currency" office:currency="USD" office:value="219.6574857154" calcext:value-type="currency">
            <text:p>$219.6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[.D340]+[.E340]-[.F340]" office:value-type="currency" office:currency="USD" office:value="51434.3440574113" calcext:value-type="currency">
            <text:p>$51,434.34</text:p>
          </table:table-cell>
          <table:table-cell table:formula="of:=[.D341]*[.$D$8]/12" office:value-type="currency" office:currency="USD" office:value="214.309766905881" calcext:value-type="currency">
            <text:p>$214.3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[.D341]+[.E341]-[.F341]" office:value-type="currency" office:currency="USD" office:value="50145.5438243172" calcext:value-type="currency">
            <text:p>$50,145.54</text:p>
          </table:table-cell>
          <table:table-cell table:formula="of:=[.D342]*[.$D$8]/12" office:value-type="currency" office:currency="USD" office:value="208.939765934655" calcext:value-type="currency">
            <text:p>$208.9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[.D342]+[.E342]-[.F342]" office:value-type="currency" office:currency="USD" office:value="48851.3735902519" calcext:value-type="currency">
            <text:p>$48,851.37</text:p>
          </table:table-cell>
          <table:table-cell table:formula="of:=[.D343]*[.$D$8]/12" office:value-type="currency" office:currency="USD" office:value="203.547389959383" calcext:value-type="currency">
            <text:p>$203.5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[.D343]+[.E343]-[.F343]" office:value-type="currency" office:currency="USD" office:value="47551.8109802113" calcext:value-type="currency">
            <text:p>$47,551.81</text:p>
          </table:table-cell>
          <table:table-cell table:formula="of:=[.D344]*[.$D$8]/12" office:value-type="currency" office:currency="USD" office:value="198.13254575088" calcext:value-type="currency">
            <text:p>$198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[.D344]+[.E344]-[.F344]" office:value-type="currency" office:currency="USD" office:value="46246.8335259621" calcext:value-type="currency">
            <text:p>$46,246.83</text:p>
          </table:table-cell>
          <table:table-cell table:formula="of:=[.D345]*[.$D$8]/12" office:value-type="currency" office:currency="USD" office:value="192.695139691509" calcext:value-type="currency">
            <text:p>$192.7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[.D345]+[.E345]-[.F345]" office:value-type="currency" office:currency="USD" office:value="44936.4186656536" calcext:value-type="currency">
            <text:p>$44,936.42</text:p>
          </table:table-cell>
          <table:table-cell table:formula="of:=[.D346]*[.$D$8]/12" office:value-type="currency" office:currency="USD" office:value="187.235077773557" calcext:value-type="currency">
            <text:p>$187.24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[.D346]+[.E346]-[.F346]" office:value-type="currency" office:currency="USD" office:value="43620.5437434272" calcext:value-type="currency">
            <text:p>$43,620.54</text:p>
          </table:table-cell>
          <table:table-cell table:formula="of:=[.D347]*[.$D$8]/12" office:value-type="currency" office:currency="USD" office:value="181.752265597613" calcext:value-type="currency">
            <text:p>$181.7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[.D347]+[.E347]-[.F347]" office:value-type="currency" office:currency="USD" office:value="42299.1860090248" calcext:value-type="currency">
            <text:p>$42,299.19</text:p>
          </table:table-cell>
          <table:table-cell table:formula="of:=[.D348]*[.$D$8]/12" office:value-type="currency" office:currency="USD" office:value="176.246608370937" calcext:value-type="currency">
            <text:p>$176.2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[.D348]+[.E348]-[.F348]" office:value-type="currency" office:currency="USD" office:value="40972.3226173958" calcext:value-type="currency">
            <text:p>$40,972.32</text:p>
          </table:table-cell>
          <table:table-cell table:formula="of:=[.D349]*[.$D$8]/12" office:value-type="currency" office:currency="USD" office:value="170.718010905816" calcext:value-type="currency">
            <text:p>$170.7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[.D349]+[.E349]-[.F349]" office:value-type="currency" office:currency="USD" office:value="39639.9306283016" calcext:value-type="currency">
            <text:p>$39,639.93</text:p>
          </table:table-cell>
          <table:table-cell table:formula="of:=[.D350]*[.$D$8]/12" office:value-type="currency" office:currency="USD" office:value="165.166377617923" calcext:value-type="currency">
            <text:p>$165.1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[.D350]+[.E350]-[.F350]" office:value-type="currency" office:currency="USD" office:value="38301.9870059195" calcext:value-type="currency">
            <text:p>$38,301.99</text:p>
          </table:table-cell>
          <table:table-cell table:formula="of:=[.D351]*[.$D$8]/12" office:value-type="currency" office:currency="USD" office:value="159.591612524665" calcext:value-type="currency">
            <text:p>$159.5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[.D351]+[.E351]-[.F351]" office:value-type="currency" office:currency="USD" office:value="36958.4686184442" calcext:value-type="currency">
            <text:p>$36,958.47</text:p>
          </table:table-cell>
          <table:table-cell table:formula="of:=[.D352]*[.$D$8]/12" office:value-type="currency" office:currency="USD" office:value="153.993619243517" calcext:value-type="currency">
            <text:p>$153.9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[.D352]+[.E352]-[.F352]" office:value-type="currency" office:currency="USD" office:value="35609.3522376877" calcext:value-type="currency">
            <text:p>$35,609.35</text:p>
          </table:table-cell>
          <table:table-cell table:formula="of:=[.D353]*[.$D$8]/12" office:value-type="currency" office:currency="USD" office:value="148.372300990365" calcext:value-type="currency">
            <text:p>$148.3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[.D353]+[.E353]-[.F353]" office:value-type="currency" office:currency="USD" office:value="34254.614538678" calcext:value-type="currency">
            <text:p>$34,254.61</text:p>
          </table:table-cell>
          <table:table-cell table:formula="of:=[.D354]*[.$D$8]/12" office:value-type="currency" office:currency="USD" office:value="142.727560577825" calcext:value-type="currency">
            <text:p>$142.7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[.D354]+[.E354]-[.F354]" office:value-type="currency" office:currency="USD" office:value="32894.2320992559" calcext:value-type="currency">
            <text:p>$32,894.23</text:p>
          </table:table-cell>
          <table:table-cell table:formula="of:=[.D355]*[.$D$8]/12" office:value-type="currency" office:currency="USD" office:value="137.059300413566" calcext:value-type="currency">
            <text:p>$137.0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[.D355]+[.E355]-[.F355]" office:value-type="currency" office:currency="USD" office:value="31528.1813996694" calcext:value-type="currency">
            <text:p>$31,528.18</text:p>
          </table:table-cell>
          <table:table-cell table:formula="of:=[.D356]*[.$D$8]/12" office:value-type="currency" office:currency="USD" office:value="131.367422498623" calcext:value-type="currency">
            <text:p>$131.3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[.D356]+[.E356]-[.F356]" office:value-type="currency" office:currency="USD" office:value="30156.4388221681" calcext:value-type="currency">
            <text:p>$30,156.44</text:p>
          </table:table-cell>
          <table:table-cell table:formula="of:=[.D357]*[.$D$8]/12" office:value-type="currency" office:currency="USD" office:value="125.6518284257" calcext:value-type="currency">
            <text:p>$125.6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[.D357]+[.E357]-[.F357]" office:value-type="currency" office:currency="USD" office:value="28778.9806505938" calcext:value-type="currency">
            <text:p>$28,778.98</text:p>
          </table:table-cell>
          <table:table-cell table:formula="of:=[.D358]*[.$D$8]/12" office:value-type="currency" office:currency="USD" office:value="119.912419377474" calcext:value-type="currency">
            <text:p>$119.9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[.D358]+[.E358]-[.F358]" office:value-type="currency" office:currency="USD" office:value="27395.7830699712" calcext:value-type="currency">
            <text:p>$27,395.78</text:p>
          </table:table-cell>
          <table:table-cell table:formula="of:=[.D359]*[.$D$8]/12" office:value-type="currency" office:currency="USD" office:value="114.14909612488" calcext:value-type="currency">
            <text:p>$114.1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[.D359]+[.E359]-[.F359]" office:value-type="currency" office:currency="USD" office:value="26006.8221660961" calcext:value-type="currency">
            <text:p>$26,006.82</text:p>
          </table:table-cell>
          <table:table-cell table:formula="of:=[.D360]*[.$D$8]/12" office:value-type="currency" office:currency="USD" office:value="108.3617590254" calcext:value-type="currency">
            <text:p>$108.3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[.D360]+[.E360]-[.F360]" office:value-type="currency" office:currency="USD" office:value="24612.0739251215" calcext:value-type="currency">
            <text:p>$24,612.07</text:p>
          </table:table-cell>
          <table:table-cell table:formula="of:=[.D361]*[.$D$8]/12" office:value-type="currency" office:currency="USD" office:value="102.55030802134" calcext:value-type="currency">
            <text:p>$102.5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[.D361]+[.E361]-[.F361]" office:value-type="currency" office:currency="USD" office:value="23211.5142331428" calcext:value-type="currency">
            <text:p>$23,211.51</text:p>
          </table:table-cell>
          <table:table-cell table:formula="of:=[.D362]*[.$D$8]/12" office:value-type="currency" office:currency="USD" office:value="96.7146426380952" calcext:value-type="currency">
            <text:p>$96.71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[.D362]+[.E362]-[.F362]" office:value-type="currency" office:currency="USD" office:value="21805.1188757809" calcext:value-type="currency">
            <text:p>$21,805.12</text:p>
          </table:table-cell>
          <table:table-cell table:formula="of:=[.D363]*[.$D$8]/12" office:value-type="currency" office:currency="USD" office:value="90.8546619824206" calcext:value-type="currency">
            <text:p>$90.8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[.D363]+[.E363]-[.F363]" office:value-type="currency" office:currency="USD" office:value="20392.8635377634" calcext:value-type="currency">
            <text:p>$20,392.86</text:p>
          </table:table-cell>
          <table:table-cell table:formula="of:=[.D364]*[.$D$8]/12" office:value-type="currency" office:currency="USD" office:value="84.9702647406807" calcext:value-type="currency">
            <text:p>$84.9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[.D364]+[.E364]-[.F364]" office:value-type="currency" office:currency="USD" office:value="18974.723802504" calcext:value-type="currency">
            <text:p>$18,974.72</text:p>
          </table:table-cell>
          <table:table-cell table:formula="of:=[.D365]*[.$D$8]/12" office:value-type="currency" office:currency="USD" office:value="79.0613491771002" calcext:value-type="currency">
            <text:p>$79.0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[.D365]+[.E365]-[.F365]" office:value-type="currency" office:currency="USD" office:value="17550.6751516811" calcext:value-type="currency">
            <text:p>$17,550.68</text:p>
          </table:table-cell>
          <table:table-cell table:formula="of:=[.D366]*[.$D$8]/12" office:value-type="currency" office:currency="USD" office:value="73.1278131320048" calcext:value-type="currency">
            <text:p>$73.13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[.D366]+[.E366]-[.F366]" office:value-type="currency" office:currency="USD" office:value="16120.6929648131" calcext:value-type="currency">
            <text:p>$16,120.69</text:p>
          </table:table-cell>
          <table:table-cell table:formula="of:=[.D367]*[.$D$8]/12" office:value-type="currency" office:currency="USD" office:value="67.1695540200548" calcext:value-type="currency">
            <text:p>$67.17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[.D367]+[.E367]-[.F367]" office:value-type="currency" office:currency="USD" office:value="14684.7525188332" calcext:value-type="currency">
            <text:p>$14,684.75</text:p>
          </table:table-cell>
          <table:table-cell table:formula="of:=[.D368]*[.$D$8]/12" office:value-type="currency" office:currency="USD" office:value="61.1864688284717" calcext:value-type="currency">
            <text:p>$61.1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[.D368]+[.E368]-[.F368]" office:value-type="currency" office:currency="USD" office:value="13242.8289876617" calcext:value-type="currency">
            <text:p>$13,242.83</text:p>
          </table:table-cell>
          <table:table-cell table:formula="of:=[.D369]*[.$D$8]/12" office:value-type="currency" office:currency="USD" office:value="55.178454115257" calcext:value-type="currency">
            <text:p>$55.18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[.D369]+[.E369]-[.F369]" office:value-type="currency" office:currency="USD" office:value="11794.8974417769" calcext:value-type="currency">
            <text:p>$11,794.90</text:p>
          </table:table-cell>
          <table:table-cell table:formula="of:=[.D370]*[.$D$8]/12" office:value-type="currency" office:currency="USD" office:value="49.1454060074039" calcext:value-type="currency">
            <text:p>$49.15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[.D370]+[.E370]-[.F370]" office:value-type="currency" office:currency="USD" office:value="10340.9328477843" calcext:value-type="currency">
            <text:p>$10,340.93</text:p>
          </table:table-cell>
          <table:table-cell table:formula="of:=[.D371]*[.$D$8]/12" office:value-type="currency" office:currency="USD" office:value="43.0872201991014" calcext:value-type="currency">
            <text:p>$43.09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[.D371]+[.E371]-[.F371]" office:value-type="currency" office:currency="USD" office:value="8880.91006798343" calcext:value-type="currency">
            <text:p>$8,880.91</text:p>
          </table:table-cell>
          <table:table-cell table:formula="of:=[.D372]*[.$D$8]/12" office:value-type="currency" office:currency="USD" office:value="37.003791949931" calcext:value-type="currency">
            <text:p>$37.0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[.D372]+[.E372]-[.F372]" office:value-type="currency" office:currency="USD" office:value="7414.80385993336" calcext:value-type="currency">
            <text:p>$7,414.80</text:p>
          </table:table-cell>
          <table:table-cell table:formula="of:=[.D373]*[.$D$8]/12" office:value-type="currency" office:currency="USD" office:value="30.8950160830557" calcext:value-type="currency">
            <text:p>$30.9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[.D373]+[.E373]-[.F373]" office:value-type="currency" office:currency="USD" office:value="5942.58887601642" calcext:value-type="currency">
            <text:p>$5,942.59</text:p>
          </table:table-cell>
          <table:table-cell table:formula="of:=[.D374]*[.$D$8]/12" office:value-type="currency" office:currency="USD" office:value="24.7607869834017" calcext:value-type="currency">
            <text:p>$24.76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[.D374]+[.E374]-[.F374]" office:value-type="currency" office:currency="USD" office:value="4464.23966299982" calcext:value-type="currency">
            <text:p>$4,464.24</text:p>
          </table:table-cell>
          <table:table-cell table:formula="of:=[.D375]*[.$D$8]/12" office:value-type="currency" office:currency="USD" office:value="18.6009985958326" calcext:value-type="currency">
            <text:p>$18.6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[.D375]+[.E375]-[.F375]" office:value-type="currency" office:currency="USD" office:value="2979.73066159565" calcext:value-type="currency">
            <text:p>$2,979.73</text:p>
          </table:table-cell>
          <table:table-cell table:formula="of:=[.D376]*[.$D$8]/12" office:value-type="currency" office:currency="USD" office:value="12.4155444233152" calcext:value-type="currency">
            <text:p>$12.42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[.D376]+[.E376]-[.F376]" office:value-type="currency" office:currency="USD" office:value="1489.03620601897" calcext:value-type="currency">
            <text:p>$1,489.04</text:p>
          </table:table-cell>
          <table:table-cell table:formula="of:=[.D377]*[.$D$8]/12" office:value-type="currency" office:currency="USD" office:value="6.20431752507904" calcext:value-type="currency">
            <text:p>$6.20</text:p>
          </table:table-cell>
          <table:table-cell table:formula="of:=[.$D$9]" office:value-type="currency" office:currency="USD" office:value="1503.11" calcext:value-type="currency">
            <text:p>$1,503.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[.D377]+[.E377]-[.F377]" office:value-type="currency" office:currency="USD" office:value="-7.86947645595251" calcext:value-type="currency">
            <text:p>-$7.87</text:p>
          </table:table-cell>
          <table:table-cell table:number-columns-repeated="4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8:18.933756882</meta:creation-date>
    <dc:date>2017-11-14T17:19:55.717200417</dc:date>
    <meta:editing-duration>PT5H50M24S</meta:editing-duration>
    <meta:editing-cycles>1</meta:editing-cycles>
    <meta:document-statistic meta:table-count="1" meta:cell-count="1472" meta:object-count="0"/>
    <meta:generator>LibreOffice/5.4.2.2.0$Linux_X86_64 LibreOffice_project/40m0$Build-2</meta:generator>
  </office:meta>
</office:document-meta>
</file>